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292" calcext:value-type="float">
            <text:p>88.1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0728" calcext:value-type="float">
            <text:p>88.1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1104" calcext:value-type="float">
            <text:p>88.0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6824" calcext:value-type="float">
            <text:p>88.1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0728" calcext:value-type="float">
            <text:p>88.1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9392" calcext:value-type="float">
            <text:p>88.0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1584" calcext:value-type="float">
            <text:p>88.1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768" calcext:value-type="float">
            <text:p>88.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5488" calcext:value-type="float">
            <text:p>88.1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3776" calcext:value-type="float">
            <text:p>88.1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768" calcext:value-type="float">
            <text:p>88.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5112" calcext:value-type="float">
            <text:p>88.1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292" calcext:value-type="float">
            <text:p>88.1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6824" calcext:value-type="float">
            <text:p>88.1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9872" calcext:value-type="float">
            <text:p>88.1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1584" calcext:value-type="float">
            <text:p>88.1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0728" calcext:value-type="float">
            <text:p>88.1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6824" calcext:value-type="float">
            <text:p>88.1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5968" calcext:value-type="float">
            <text:p>88.1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9016" calcext:value-type="float">
            <text:p>88.1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3776" calcext:value-type="float">
            <text:p>88.1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8536" calcext:value-type="float">
            <text:p>88.1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768" calcext:value-type="float">
            <text:p>88.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5968" calcext:value-type="float">
            <text:p>88.1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9016" calcext:value-type="float">
            <text:p>88.1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9872" calcext:value-type="float">
            <text:p>88.1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768" calcext:value-type="float">
            <text:p>88.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5488" calcext:value-type="float">
            <text:p>88.1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244" calcext:value-type="float">
            <text:p>88.1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1584" calcext:value-type="float">
            <text:p>88.1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0728" calcext:value-type="float">
            <text:p>88.1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4632" calcext:value-type="float">
            <text:p>88.1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244" calcext:value-type="float">
            <text:p>88.1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244" calcext:value-type="float">
            <text:p>88.1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244" calcext:value-type="float">
            <text:p>88.1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244" calcext:value-type="float">
            <text:p>88.1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0248" calcext:value-type="float">
            <text:p>88.0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1104" calcext:value-type="float">
            <text:p>88.0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1104" calcext:value-type="float">
            <text:p>88.0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6344" calcext:value-type="float">
            <text:p>88.0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9392" calcext:value-type="float">
            <text:p>88.0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3296" calcext:value-type="float">
            <text:p>88.0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0248" calcext:value-type="float">
            <text:p>88.0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1104" calcext:value-type="float">
            <text:p>88.0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6344" calcext:value-type="float">
            <text:p>88.0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9392" calcext:value-type="float">
            <text:p>88.0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3296" calcext:value-type="float">
            <text:p>88.0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4152" calcext:value-type="float">
            <text:p>88.0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8536" calcext:value-type="float">
            <text:p>88.1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6824" calcext:value-type="float">
            <text:p>88.1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6824" calcext:value-type="float">
            <text:p>88.1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8536" calcext:value-type="float">
            <text:p>88.1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9392" calcext:value-type="float">
            <text:p>88.0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3296" calcext:value-type="float">
            <text:p>88.0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0248" calcext:value-type="float">
            <text:p>88.0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1104" calcext:value-type="float">
            <text:p>88.0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8056" calcext:value-type="float">
            <text:p>88.0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1104" calcext:value-type="float">
            <text:p>88.0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8056" calcext:value-type="float">
            <text:p>88.0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8056" calcext:value-type="float">
            <text:p>88.0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4152" calcext:value-type="float">
            <text:p>88.0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1104" calcext:value-type="float">
            <text:p>88.0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8056" calcext:value-type="float">
            <text:p>88.0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1104" calcext:value-type="float">
            <text:p>88.0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0248" calcext:value-type="float">
            <text:p>88.0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0248" calcext:value-type="float">
            <text:p>88.0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3296" calcext:value-type="float">
            <text:p>88.0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8536" calcext:value-type="float">
            <text:p>88.1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768" calcext:value-type="float">
            <text:p>88.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768" calcext:value-type="float">
            <text:p>88.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8536" calcext:value-type="float">
            <text:p>88.1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1584" calcext:value-type="float">
            <text:p>88.1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6824" calcext:value-type="float">
            <text:p>88.1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9872" calcext:value-type="float">
            <text:p>88.1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0728" calcext:value-type="float">
            <text:p>88.1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768" calcext:value-type="float">
            <text:p>88.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9872" calcext:value-type="float">
            <text:p>88.1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5968" calcext:value-type="float">
            <text:p>88.1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5968" calcext:value-type="float">
            <text:p>88.1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768" calcext:value-type="float">
            <text:p>88.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8536" calcext:value-type="float">
            <text:p>88.1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8536" calcext:value-type="float">
            <text:p>88.1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5488" calcext:value-type="float">
            <text:p>88.1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9392" calcext:value-type="float">
            <text:p>88.0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3296" calcext:value-type="float">
            <text:p>88.0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0248" calcext:value-type="float">
            <text:p>88.0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0248" calcext:value-type="float">
            <text:p>88.0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8056" calcext:value-type="float">
            <text:p>88.0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8912" calcext:value-type="float">
            <text:p>88.0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2816" calcext:value-type="float">
            <text:p>88.0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2816" calcext:value-type="float">
            <text:p>88.0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2816" calcext:value-type="float">
            <text:p>88.0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3672" calcext:value-type="float">
            <text:p>88.0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148" calcext:value-type="float">
            <text:p>88.0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7-0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7576" calcext:value-type="float">
            <text:p>88.0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35384" calcext:value-type="float">
            <text:p>88.0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3192" calcext:value-type="float">
            <text:p>88.0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0144" calcext:value-type="float">
            <text:p>88.0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14048" calcext:value-type="float">
            <text:p>88.0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7952" calcext:value-type="float">
            <text:p>88.0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1856" calcext:value-type="float">
            <text:p>88.0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576" calcext:value-type="float">
            <text:p>87.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9664" calcext:value-type="float">
            <text:p>87.9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3568" calcext:value-type="float">
            <text:p>87.9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052" calcext:value-type="float">
            <text:p>87.9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7472" calcext:value-type="float">
            <text:p>87.9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1376" calcext:value-type="float">
            <text:p>87.9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7472" calcext:value-type="float">
            <text:p>87.9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7472" calcext:value-type="float">
            <text:p>87.9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1376" calcext:value-type="float">
            <text:p>87.9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2232" calcext:value-type="float">
            <text:p>87.9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3088" calcext:value-type="float">
            <text:p>87.9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004" calcext:value-type="float">
            <text:p>87.9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46992" calcext:value-type="float">
            <text:p>87.9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348" calcext:value-type="float">
            <text:p>87.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5656" calcext:value-type="float">
            <text:p>87.9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5656" calcext:value-type="float">
            <text:p>87.9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8704" calcext:value-type="float">
            <text:p>87.9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31752" calcext:value-type="float">
            <text:p>87.9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5656" calcext:value-type="float">
            <text:p>87.9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8704" calcext:value-type="float">
            <text:p>87.9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3088" calcext:value-type="float">
            <text:p>87.9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004" calcext:value-type="float">
            <text:p>87.9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31752" calcext:value-type="float">
            <text:p>87.9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37848" calcext:value-type="float">
            <text:p>87.9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528" calcext:value-type="float">
            <text:p>87.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1376" calcext:value-type="float">
            <text:p>87.9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1376" calcext:value-type="float">
            <text:p>87.9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8328" calcext:value-type="float">
            <text:p>87.9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528" calcext:value-type="float">
            <text:p>87.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8328" calcext:value-type="float">
            <text:p>87.9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2232" calcext:value-type="float">
            <text:p>87.9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2232" calcext:value-type="float">
            <text:p>87.9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8328" calcext:value-type="float">
            <text:p>87.9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1376" calcext:value-type="float">
            <text:p>87.9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4424" calcext:value-type="float">
            <text:p>87.9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8328" calcext:value-type="float">
            <text:p>87.9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8328" calcext:value-type="float">
            <text:p>87.9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1856" calcext:value-type="float">
            <text:p>88.0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4904" calcext:value-type="float">
            <text:p>88.0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4904" calcext:value-type="float">
            <text:p>88.0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7952" calcext:value-type="float">
            <text:p>88.0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1856" calcext:value-type="float">
            <text:p>88.0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7472" calcext:value-type="float">
            <text:p>87.9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7472" calcext:value-type="float">
            <text:p>87.9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2712" calcext:value-type="float">
            <text:p>87.9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2712" calcext:value-type="float">
            <text:p>87.9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6616" calcext:value-type="float">
            <text:p>87.9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052" calcext:value-type="float">
            <text:p>87.9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1376" calcext:value-type="float">
            <text:p>87.9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052" calcext:value-type="float">
            <text:p>87.9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2712" calcext:value-type="float">
            <text:p>87.9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4904" calcext:value-type="float">
            <text:p>88.0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3192" calcext:value-type="float">
            <text:p>88.0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3192" calcext:value-type="float">
            <text:p>88.0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0144" calcext:value-type="float">
            <text:p>88.0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14048" calcext:value-type="float">
            <text:p>88.0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624" calcext:value-type="float">
            <text:p>88.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38432" calcext:value-type="float">
            <text:p>88.0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148" calcext:value-type="float">
            <text:p>88.0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35384" calcext:value-type="float">
            <text:p>88.0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32336" calcext:value-type="float">
            <text:p>88.0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38432" calcext:value-type="float">
            <text:p>88.0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9768" calcext:value-type="float">
            <text:p>88.0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8056" calcext:value-type="float">
            <text:p>88.0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5008" calcext:value-type="float">
            <text:p>88.0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8056" calcext:value-type="float">
            <text:p>88.0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8056" calcext:value-type="float">
            <text:p>88.0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5008" calcext:value-type="float">
            <text:p>88.0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5008" calcext:value-type="float">
            <text:p>88.0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0248" calcext:value-type="float">
            <text:p>88.0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0248" calcext:value-type="float">
            <text:p>88.0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6344" calcext:value-type="float">
            <text:p>88.0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8536" calcext:value-type="float">
            <text:p>88.1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6344" calcext:value-type="float">
            <text:p>88.0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3296" calcext:value-type="float">
            <text:p>88.0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1584" calcext:value-type="float">
            <text:p>88.1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3776" calcext:value-type="float">
            <text:p>88.1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6344" calcext:value-type="float">
            <text:p>88.0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6344" calcext:value-type="float">
            <text:p>88.0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4632" calcext:value-type="float">
            <text:p>88.1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768" calcext:value-type="float">
            <text:p>88.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1584" calcext:value-type="float">
            <text:p>88.1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8536" calcext:value-type="float">
            <text:p>88.1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8536" calcext:value-type="float">
            <text:p>88.1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3296" calcext:value-type="float">
            <text:p>88.0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4152" calcext:value-type="float">
            <text:p>88.0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4152" calcext:value-type="float">
            <text:p>88.0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1584" calcext:value-type="float">
            <text:p>88.1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8536" calcext:value-type="float">
            <text:p>88.1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3296" calcext:value-type="float">
            <text:p>88.0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4-0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768" calcext:value-type="float">
            <text:p>88.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0728" calcext:value-type="float">
            <text:p>88.1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0728" calcext:value-type="float">
            <text:p>88.1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292" calcext:value-type="float">
            <text:p>88.1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34" calcext:value-type="float">
            <text:p>88.1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4736" calcext:value-type="float">
            <text:p>88.1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9976" calcext:value-type="float">
            <text:p>88.1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6928" calcext:value-type="float">
            <text:p>88.1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388" calcext:value-type="float">
            <text:p>88.1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4736" calcext:value-type="float">
            <text:p>88.1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06072" calcext:value-type="float">
            <text:p>88.2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8264" calcext:value-type="float">
            <text:p>88.2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3504" calcext:value-type="float">
            <text:p>88.2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9976" calcext:value-type="float">
            <text:p>88.1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2168" calcext:value-type="float">
            <text:p>88.2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2648" calcext:value-type="float">
            <text:p>88.2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21312" calcext:value-type="float">
            <text:p>88.2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4736" calcext:value-type="float">
            <text:p>88.1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0832" calcext:value-type="float">
            <text:p>88.1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6928" calcext:value-type="float">
            <text:p>88.1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9976" calcext:value-type="float">
            <text:p>88.1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9976" calcext:value-type="float">
            <text:p>88.1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2168" calcext:value-type="float">
            <text:p>88.2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0912" calcext:value-type="float">
            <text:p>88.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0912" calcext:value-type="float">
            <text:p>88.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7864" calcext:value-type="float">
            <text:p>88.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9976" calcext:value-type="float">
            <text:p>88.1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7784" calcext:value-type="float">
            <text:p>88.1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7304" calcext:value-type="float">
            <text:p>88.1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6928" calcext:value-type="float">
            <text:p>88.1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03024" calcext:value-type="float">
            <text:p>88.2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0832" calcext:value-type="float">
            <text:p>88.1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1688" calcext:value-type="float">
            <text:p>88.1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4736" calcext:value-type="float">
            <text:p>88.1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0352" calcext:value-type="float">
            <text:p>88.1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5112" calcext:value-type="float">
            <text:p>88.1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5112" calcext:value-type="float">
            <text:p>88.1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6448" calcext:value-type="float">
            <text:p>88.1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1688" calcext:value-type="float">
            <text:p>88.1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9976" calcext:value-type="float">
            <text:p>88.1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388" calcext:value-type="float">
            <text:p>88.1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75592" calcext:value-type="float">
            <text:p>88.1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9016" calcext:value-type="float">
            <text:p>88.1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1208" calcext:value-type="float">
            <text:p>88.1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1104" calcext:value-type="float">
            <text:p>88.0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0624" calcext:value-type="float">
            <text:p>88.0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768" calcext:value-type="float">
            <text:p>88.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768" calcext:value-type="float">
            <text:p>88.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9768" calcext:value-type="float">
            <text:p>88.0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9392" calcext:value-type="float">
            <text:p>88.0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816" calcext:value-type="float">
            <text:p>88.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5968" calcext:value-type="float">
            <text:p>88.1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244" calcext:value-type="float">
            <text:p>88.1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768" calcext:value-type="float">
            <text:p>88.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9392" calcext:value-type="float">
            <text:p>88.0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244" calcext:value-type="float">
            <text:p>88.1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1584" calcext:value-type="float">
            <text:p>88.1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9392" calcext:value-type="float">
            <text:p>88.0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9392" calcext:value-type="float">
            <text:p>88.0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9392" calcext:value-type="float">
            <text:p>88.0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2816" calcext:value-type="float">
            <text:p>88.0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148" calcext:value-type="float">
            <text:p>88.0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5008" calcext:value-type="float">
            <text:p>88.0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1104" calcext:value-type="float">
            <text:p>88.0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9392" calcext:value-type="float">
            <text:p>88.0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8536" calcext:value-type="float">
            <text:p>88.1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5488" calcext:value-type="float">
            <text:p>88.1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3296" calcext:value-type="float">
            <text:p>88.0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6824" calcext:value-type="float">
            <text:p>88.1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0728" calcext:value-type="float">
            <text:p>88.1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8056" calcext:value-type="float">
            <text:p>88.0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3192" calcext:value-type="float">
            <text:p>88.0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3192" calcext:value-type="float">
            <text:p>88.0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8056" calcext:value-type="float">
            <text:p>88.0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9392" calcext:value-type="float">
            <text:p>88.0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9392" calcext:value-type="float">
            <text:p>88.0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1104" calcext:value-type="float">
            <text:p>88.0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7576" calcext:value-type="float">
            <text:p>88.0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9768" calcext:value-type="float">
            <text:p>88.0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672" calcext:value-type="float">
            <text:p>88.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8536" calcext:value-type="float">
            <text:p>88.1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9016" calcext:value-type="float">
            <text:p>88.1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1-07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5112" calcext:value-type="float">
            <text:p>88.1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2064" calcext:value-type="float">
            <text:p>88.1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244" calcext:value-type="float">
            <text:p>88.1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816" calcext:value-type="float">
            <text:p>88.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6448" calcext:value-type="float">
            <text:p>88.1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34" calcext:value-type="float">
            <text:p>88.1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34" calcext:value-type="float">
            <text:p>88.1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9872" calcext:value-type="float">
            <text:p>88.1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5488" calcext:value-type="float">
            <text:p>88.1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3776" calcext:value-type="float">
            <text:p>88.1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292" calcext:value-type="float">
            <text:p>88.1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0352" calcext:value-type="float">
            <text:p>88.1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388" calcext:value-type="float">
            <text:p>88.1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5216" calcext:value-type="float">
            <text:p>88.2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96" calcext:value-type="float">
            <text:p>88.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484" calcext:value-type="float">
            <text:p>88.2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67032" calcext:value-type="float">
            <text:p>88.2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6176" calcext:value-type="float">
            <text:p>88.2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008" calcext:value-type="float">
            <text:p>88.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67032" calcext:value-type="float">
            <text:p>88.2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67032" calcext:value-type="float">
            <text:p>88.2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67032" calcext:value-type="float">
            <text:p>88.2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67032" calcext:value-type="float">
            <text:p>88.2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3128" calcext:value-type="float">
            <text:p>88.2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1416" calcext:value-type="float">
            <text:p>88.2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58" calcext:value-type="float">
            <text:p>88.3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1896" calcext:value-type="float">
            <text:p>88.3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58" calcext:value-type="float">
            <text:p>88.3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2272" calcext:value-type="float">
            <text:p>88.2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67032" calcext:value-type="float">
            <text:p>88.2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4464" calcext:value-type="float">
            <text:p>88.2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4088" calcext:value-type="float">
            <text:p>88.3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9328" calcext:value-type="float">
            <text:p>88.3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7136" calcext:value-type="float">
            <text:p>88.3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7136" calcext:value-type="float">
            <text:p>88.3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676" calcext:value-type="float">
            <text:p>88.3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7616" calcext:value-type="float">
            <text:p>88.3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8472" calcext:value-type="float">
            <text:p>88.3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4568" calcext:value-type="float">
            <text:p>88.3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2856" calcext:value-type="float">
            <text:p>88.3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8472" calcext:value-type="float">
            <text:p>88.3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7992" calcext:value-type="float">
            <text:p>88.3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3712" calcext:value-type="float">
            <text:p>88.3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152" calcext:value-type="float">
            <text:p>88.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8472" calcext:value-type="float">
            <text:p>88.3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9808" calcext:value-type="float">
            <text:p>88.3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8952" calcext:value-type="float">
            <text:p>88.3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5048" calcext:value-type="float">
            <text:p>88.3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8096" calcext:value-type="float">
            <text:p>88.3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5424" calcext:value-type="float">
            <text:p>88.3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152" calcext:value-type="float">
            <text:p>88.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8096" calcext:value-type="float">
            <text:p>88.3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3336" calcext:value-type="float">
            <text:p>88.4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5528" calcext:value-type="float">
            <text:p>88.4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8576" calcext:value-type="float">
            <text:p>88.4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6384" calcext:value-type="float">
            <text:p>88.4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1624" calcext:value-type="float">
            <text:p>88.4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4672" calcext:value-type="float">
            <text:p>88.4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4672" calcext:value-type="float">
            <text:p>88.4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772" calcext:value-type="float">
            <text:p>88.4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296" calcext:value-type="float">
            <text:p>88.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2104" calcext:value-type="float">
            <text:p>88.4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296" calcext:value-type="float">
            <text:p>88.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3816" calcext:value-type="float">
            <text:p>88.4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296" calcext:value-type="float">
            <text:p>88.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5152" calcext:value-type="float">
            <text:p>88.4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2584" calcext:value-type="float">
            <text:p>88.4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868" calcext:value-type="float">
            <text:p>88.4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5632" calcext:value-type="float">
            <text:p>88.4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0872" calcext:value-type="float">
            <text:p>88.5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392" calcext:value-type="float">
            <text:p>88.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6968" calcext:value-type="float">
            <text:p>88.5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916" calcext:value-type="float">
            <text:p>88.5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5256" calcext:value-type="float">
            <text:p>88.5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6112" calcext:value-type="float">
            <text:p>88.5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6968" calcext:value-type="float">
            <text:p>88.5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6112" calcext:value-type="float">
            <text:p>88.5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2208" calcext:value-type="float">
            <text:p>88.5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1352" calcext:value-type="float">
            <text:p>88.5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964" calcext:value-type="float">
            <text:p>88.5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8784" calcext:value-type="float">
            <text:p>88.5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2688" calcext:value-type="float">
            <text:p>88.5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2688" calcext:value-type="float">
            <text:p>88.5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488" calcext:value-type="float">
            <text:p>88.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44" calcext:value-type="float">
            <text:p>88.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7448" calcext:value-type="float">
            <text:p>88.5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5256" calcext:value-type="float">
            <text:p>88.5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1352" calcext:value-type="float">
            <text:p>88.5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3544" calcext:value-type="float">
            <text:p>88.5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44" calcext:value-type="float">
            <text:p>88.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2208" calcext:value-type="float">
            <text:p>88.5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5256" calcext:value-type="float">
            <text:p>88.5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8304" calcext:value-type="float">
            <text:p>88.5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1352" calcext:value-type="float">
            <text:p>88.5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44" calcext:value-type="float">
            <text:p>88.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2208" calcext:value-type="float">
            <text:p>88.5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8304" calcext:value-type="float">
            <text:p>88.5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10-0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7448" calcext:value-type="float">
            <text:p>88.5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6112" calcext:value-type="float">
            <text:p>88.5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3064" calcext:value-type="float">
            <text:p>88.5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392" calcext:value-type="float">
            <text:p>88.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04776" calcext:value-type="float">
            <text:p>88.5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0016" calcext:value-type="float">
            <text:p>88.5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6112" calcext:value-type="float">
            <text:p>88.5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3064" calcext:value-type="float">
            <text:p>88.5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6112" calcext:value-type="float">
            <text:p>88.5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916" calcext:value-type="float">
            <text:p>88.5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916" calcext:value-type="float">
            <text:p>88.5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6112" calcext:value-type="float">
            <text:p>88.5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916" calcext:value-type="float">
            <text:p>88.5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916" calcext:value-type="float">
            <text:p>88.5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5256" calcext:value-type="float">
            <text:p>88.5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5256" calcext:value-type="float">
            <text:p>88.5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5256" calcext:value-type="float">
            <text:p>88.5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5256" calcext:value-type="float">
            <text:p>88.5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3064" calcext:value-type="float">
            <text:p>88.5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392" calcext:value-type="float">
            <text:p>88.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1352" calcext:value-type="float">
            <text:p>88.5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964" calcext:value-type="float">
            <text:p>88.5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1832" calcext:value-type="float">
            <text:p>88.5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1832" calcext:value-type="float">
            <text:p>88.5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2688" calcext:value-type="float">
            <text:p>88.5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2688" calcext:value-type="float">
            <text:p>88.5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8784" calcext:value-type="float">
            <text:p>88.5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8784" calcext:value-type="float">
            <text:p>88.5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964" calcext:value-type="float">
            <text:p>88.5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6592" calcext:value-type="float">
            <text:p>88.5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7448" calcext:value-type="float">
            <text:p>88.5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7448" calcext:value-type="float">
            <text:p>88.5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7448" calcext:value-type="float">
            <text:p>88.5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44" calcext:value-type="float">
            <text:p>88.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8304" calcext:value-type="float">
            <text:p>88.5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5256" calcext:value-type="float">
            <text:p>88.5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5256" calcext:value-type="float">
            <text:p>88.5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2208" calcext:value-type="float">
            <text:p>88.5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6112" calcext:value-type="float">
            <text:p>88.5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6968" calcext:value-type="float">
            <text:p>88.5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0872" calcext:value-type="float">
            <text:p>88.5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07824" calcext:value-type="float">
            <text:p>88.5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868" calcext:value-type="float">
            <text:p>88.4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9536" calcext:value-type="float">
            <text:p>88.4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344" calcext:value-type="float">
            <text:p>88.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344" calcext:value-type="float">
            <text:p>88.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7344" calcext:value-type="float">
            <text:p>88.4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1248" calcext:value-type="float">
            <text:p>88.4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1248" calcext:value-type="float">
            <text:p>88.4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1248" calcext:value-type="float">
            <text:p>88.4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82" calcext:value-type="float">
            <text:p>88.4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82" calcext:value-type="float">
            <text:p>88.4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82" calcext:value-type="float">
            <text:p>88.4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9912" calcext:value-type="float">
            <text:p>88.4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5528" calcext:value-type="float">
            <text:p>88.4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9432" calcext:value-type="float">
            <text:p>88.4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1624" calcext:value-type="float">
            <text:p>88.4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8576" calcext:value-type="float">
            <text:p>88.4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9432" calcext:value-type="float">
            <text:p>88.4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3336" calcext:value-type="float">
            <text:p>88.4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3336" calcext:value-type="float">
            <text:p>88.4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6384" calcext:value-type="float">
            <text:p>88.4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04192" calcext:value-type="float">
            <text:p>88.4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5048" calcext:value-type="float">
            <text:p>88.3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5048" calcext:value-type="float">
            <text:p>88.3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2" calcext:value-type="float">
            <text:p>88.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5904" calcext:value-type="float">
            <text:p>88.3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2" calcext:value-type="float">
            <text:p>88.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3336" calcext:value-type="float">
            <text:p>88.4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1624" calcext:value-type="float">
            <text:p>88.4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8576" calcext:value-type="float">
            <text:p>88.4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9432" calcext:value-type="float">
            <text:p>88.4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9432" calcext:value-type="float">
            <text:p>88.4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6384" calcext:value-type="float">
            <text:p>88.4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0288" calcext:value-type="float">
            <text:p>88.4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3336" calcext:value-type="float">
            <text:p>88.4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5528" calcext:value-type="float">
            <text:p>88.4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8576" calcext:value-type="float">
            <text:p>88.4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8576" calcext:value-type="float">
            <text:p>88.4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772" calcext:value-type="float">
            <text:p>88.4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0768" calcext:value-type="float">
            <text:p>88.4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8576" calcext:value-type="float">
            <text:p>88.4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6384" calcext:value-type="float">
            <text:p>88.4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0724" calcext:value-type="float">
            <text:p>88.4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5904" calcext:value-type="float">
            <text:p>88.3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8096" calcext:value-type="float">
            <text:p>88.3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0724" calcext:value-type="float">
            <text:p>88.4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04192" calcext:value-type="float">
            <text:p>88.4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04192" calcext:value-type="float">
            <text:p>88.4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0288" calcext:value-type="float">
            <text:p>88.4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0288" calcext:value-type="float">
            <text:p>88.4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7-02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0288" calcext:value-type="float">
            <text:p>88.4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3336" calcext:value-type="float">
            <text:p>88.4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248" calcext:value-type="float">
            <text:p>88.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0724" calcext:value-type="float">
            <text:p>88.4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2856" calcext:value-type="float">
            <text:p>88.3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9808" calcext:value-type="float">
            <text:p>88.3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2856" calcext:value-type="float">
            <text:p>88.3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5048" calcext:value-type="float">
            <text:p>88.3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2" calcext:value-type="float">
            <text:p>88.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2" calcext:value-type="float">
            <text:p>88.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8096" calcext:value-type="float">
            <text:p>88.3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0288" calcext:value-type="float">
            <text:p>88.4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3336" calcext:value-type="float">
            <text:p>88.4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01144" calcext:value-type="float">
            <text:p>88.4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8952" calcext:value-type="float">
            <text:p>88.3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5904" calcext:value-type="float">
            <text:p>88.3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2856" calcext:value-type="float">
            <text:p>88.3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2856" calcext:value-type="float">
            <text:p>88.3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5904" calcext:value-type="float">
            <text:p>88.3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5904" calcext:value-type="float">
            <text:p>88.3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8952" calcext:value-type="float">
            <text:p>88.3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2856" calcext:value-type="float">
            <text:p>88.3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676" calcext:value-type="float">
            <text:p>88.3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3712" calcext:value-type="float">
            <text:p>88.3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676" calcext:value-type="float">
            <text:p>88.3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9808" calcext:value-type="float">
            <text:p>88.3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7616" calcext:value-type="float">
            <text:p>88.3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5424" calcext:value-type="float">
            <text:p>88.3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8472" calcext:value-type="float">
            <text:p>88.3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01144" calcext:value-type="float">
            <text:p>88.4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1624" calcext:value-type="float">
            <text:p>88.4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772" calcext:value-type="float">
            <text:p>88.4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4672" calcext:value-type="float">
            <text:p>88.4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9912" calcext:value-type="float">
            <text:p>88.4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9056" calcext:value-type="float">
            <text:p>88.4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04776" calcext:value-type="float">
            <text:p>88.5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0392" calcext:value-type="float">
            <text:p>88.4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6008" calcext:value-type="float">
            <text:p>88.4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82" calcext:value-type="float">
            <text:p>88.4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5152" calcext:value-type="float">
            <text:p>88.4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7344" calcext:value-type="float">
            <text:p>88.4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9536" calcext:value-type="float">
            <text:p>88.4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9536" calcext:value-type="float">
            <text:p>88.4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2584" calcext:value-type="float">
            <text:p>88.4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868" calcext:value-type="float">
            <text:p>88.4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6488" calcext:value-type="float">
            <text:p>88.4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4296" calcext:value-type="float">
            <text:p>88.4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344" calcext:value-type="float">
            <text:p>88.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6488" calcext:value-type="float">
            <text:p>88.4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1248" calcext:value-type="float">
            <text:p>88.4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4296" calcext:value-type="float">
            <text:p>88.4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01728" calcext:value-type="float">
            <text:p>88.5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392" calcext:value-type="float">
            <text:p>88.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07824" calcext:value-type="float">
            <text:p>88.5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6488" calcext:value-type="float">
            <text:p>88.4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1248" calcext:value-type="float">
            <text:p>88.4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01728" calcext:value-type="float">
            <text:p>88.5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6968" calcext:value-type="float">
            <text:p>88.5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0872" calcext:value-type="float">
            <text:p>88.5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07824" calcext:value-type="float">
            <text:p>88.5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0016" calcext:value-type="float">
            <text:p>88.5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6112" calcext:value-type="float">
            <text:p>88.5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0016" calcext:value-type="float">
            <text:p>88.5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1352" calcext:value-type="float">
            <text:p>88.5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44" calcext:value-type="float">
            <text:p>88.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0496" calcext:value-type="float">
            <text:p>88.5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5736" calcext:value-type="float">
            <text:p>88.5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488" calcext:value-type="float">
            <text:p>88.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1832" calcext:value-type="float">
            <text:p>88.5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3168" calcext:value-type="float">
            <text:p>88.5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3168" calcext:value-type="float">
            <text:p>88.5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6216" calcext:value-type="float">
            <text:p>88.5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6216" calcext:value-type="float">
            <text:p>88.5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7072" calcext:value-type="float">
            <text:p>88.5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3168" calcext:value-type="float">
            <text:p>88.5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4024" calcext:value-type="float">
            <text:p>88.5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3168" calcext:value-type="float">
            <text:p>88.5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536" calcext:value-type="float">
            <text:p>88.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3648" calcext:value-type="float">
            <text:p>88.6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3648" calcext:value-type="float">
            <text:p>88.6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7928" calcext:value-type="float">
            <text:p>88.5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3544" calcext:value-type="float">
            <text:p>88.5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012" calcext:value-type="float">
            <text:p>88.5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1936" calcext:value-type="float">
            <text:p>88.6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8888" calcext:value-type="float">
            <text:p>88.6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108" calcext:value-type="float">
            <text:p>88.6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0224" calcext:value-type="float">
            <text:p>88.6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4984" calcext:value-type="float">
            <text:p>88.6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584" calcext:value-type="float">
            <text:p>88.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4-02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7552" calcext:value-type="float">
            <text:p>88.6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9368" calcext:value-type="float">
            <text:p>88.6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4608" calcext:value-type="float">
            <text:p>88.6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5944" calcext:value-type="float">
            <text:p>88.7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4232" calcext:value-type="float">
            <text:p>88.7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5088" calcext:value-type="float">
            <text:p>88.7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7656" calcext:value-type="float">
            <text:p>88.6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7176" calcext:value-type="float">
            <text:p>88.6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0704" calcext:value-type="float">
            <text:p>88.6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1184" calcext:value-type="float">
            <text:p>88.7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1184" calcext:value-type="float">
            <text:p>88.7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728" calcext:value-type="float">
            <text:p>88.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252" calcext:value-type="float">
            <text:p>88.7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8616" calcext:value-type="float">
            <text:p>88.7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204" calcext:value-type="float">
            <text:p>88.7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1184" calcext:value-type="float">
            <text:p>88.7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8136" calcext:value-type="float">
            <text:p>88.7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6424" calcext:value-type="float">
            <text:p>88.7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9472" calcext:value-type="float">
            <text:p>88.7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776" calcext:value-type="float">
            <text:p>88.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2144" calcext:value-type="float">
            <text:p>88.7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2144" calcext:value-type="float">
            <text:p>88.7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4712" calcext:value-type="float">
            <text:p>88.7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728" calcext:value-type="float">
            <text:p>88.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4712" calcext:value-type="float">
            <text:p>88.7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0808" calcext:value-type="float">
            <text:p>88.7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4712" calcext:value-type="float">
            <text:p>88.7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9952" calcext:value-type="float">
            <text:p>88.7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6048" calcext:value-type="float">
            <text:p>88.7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824" calcext:value-type="float">
            <text:p>88.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7384" calcext:value-type="float">
            <text:p>88.7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0912" calcext:value-type="float">
            <text:p>88.8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0432" calcext:value-type="float">
            <text:p>88.8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5568" calcext:value-type="float">
            <text:p>88.7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0808" calcext:value-type="float">
            <text:p>88.7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9096" calcext:value-type="float">
            <text:p>88.7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824" calcext:value-type="float">
            <text:p>88.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6904" calcext:value-type="float">
            <text:p>88.7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252" calcext:value-type="float">
            <text:p>88.7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3" calcext:value-type="float">
            <text:p>88.7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824" calcext:value-type="float">
            <text:p>88.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5192" calcext:value-type="float">
            <text:p>88.7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824" calcext:value-type="float">
            <text:p>88.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4336" calcext:value-type="float">
            <text:p>88.7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2-16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8616" calcext:value-type="float">
            <text:p>88.7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3" calcext:value-type="float">
            <text:p>88.7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6048" calcext:value-type="float">
            <text:p>88.7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3" calcext:value-type="float">
            <text:p>88.7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3376" calcext:value-type="float">
            <text:p>88.7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1184" calcext:value-type="float">
            <text:p>88.7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9472" calcext:value-type="float">
            <text:p>88.7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4712" calcext:value-type="float">
            <text:p>88.7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776" calcext:value-type="float">
            <text:p>88.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3856" calcext:value-type="float">
            <text:p>88.7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6904" calcext:value-type="float">
            <text:p>88.7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9472" calcext:value-type="float">
            <text:p>88.7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0704" calcext:value-type="float">
            <text:p>88.6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5944" calcext:value-type="float">
            <text:p>88.7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6424" calcext:value-type="float">
            <text:p>88.7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1664" calcext:value-type="float">
            <text:p>88.7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0808" calcext:value-type="float">
            <text:p>88.7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252" calcext:value-type="float">
            <text:p>88.7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4712" calcext:value-type="float">
            <text:p>88.7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1664" calcext:value-type="float">
            <text:p>88.7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204" calcext:value-type="float">
            <text:p>88.7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5088" calcext:value-type="float">
            <text:p>88.7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2896" calcext:value-type="float">
            <text:p>88.7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9848" calcext:value-type="float">
            <text:p>88.6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5088" calcext:value-type="float">
            <text:p>88.7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8616" calcext:value-type="float">
            <text:p>88.7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824" calcext:value-type="float">
            <text:p>88.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4336" calcext:value-type="float">
            <text:p>88.7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3856" calcext:value-type="float">
            <text:p>88.7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5088" calcext:value-type="float">
            <text:p>88.7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1664" calcext:value-type="float">
            <text:p>88.7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6904" calcext:value-type="float">
            <text:p>88.7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1664" calcext:value-type="float">
            <text:p>88.7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0808" calcext:value-type="float">
            <text:p>88.7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3376" calcext:value-type="float">
            <text:p>88.7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3752" calcext:value-type="float">
            <text:p>88.6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2896" calcext:value-type="float">
            <text:p>88.7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204" calcext:value-type="float">
            <text:p>88.7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0704" calcext:value-type="float">
            <text:p>88.6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204" calcext:value-type="float">
            <text:p>88.7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6904" calcext:value-type="float">
            <text:p>88.7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252" calcext:value-type="float">
            <text:p>88.7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776" calcext:value-type="float">
            <text:p>88.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1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9576" calcext:value-type="float">
            <text:p>88.8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9576" calcext:value-type="float">
            <text:p>88.8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0912" calcext:value-type="float">
            <text:p>88.8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7008" calcext:value-type="float">
            <text:p>88.8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348" calcext:value-type="float">
            <text:p>88.8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9576" calcext:value-type="float">
            <text:p>88.8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348" calcext:value-type="float">
            <text:p>88.8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0432" calcext:value-type="float">
            <text:p>88.8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824" calcext:value-type="float">
            <text:p>88.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4336" calcext:value-type="float">
            <text:p>88.7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2144" calcext:value-type="float">
            <text:p>88.7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9096" calcext:value-type="float">
            <text:p>88.7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5672" calcext:value-type="float">
            <text:p>88.8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7864" calcext:value-type="float">
            <text:p>88.8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0056" calcext:value-type="float">
            <text:p>88.8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0056" calcext:value-type="float">
            <text:p>88.8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0056" calcext:value-type="float">
            <text:p>88.8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872" calcext:value-type="float">
            <text:p>88.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6528" calcext:value-type="float">
            <text:p>88.8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5672" calcext:value-type="float">
            <text:p>88.8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6152" calcext:value-type="float">
            <text:p>88.8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0536" calcext:value-type="float">
            <text:p>88.8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6632" calcext:value-type="float">
            <text:p>88.8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444" calcext:value-type="float">
            <text:p>88.8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6152" calcext:value-type="float">
            <text:p>88.8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0056" calcext:value-type="float">
            <text:p>88.8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6528" calcext:value-type="float">
            <text:p>88.8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0432" calcext:value-type="float">
            <text:p>88.8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2-07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0912" calcext:value-type="float">
            <text:p>88.8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8344" calcext:value-type="float">
            <text:p>88.8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6152" calcext:value-type="float">
            <text:p>88.8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0912" calcext:value-type="float">
            <text:p>88.8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2624" calcext:value-type="float">
            <text:p>88.8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2624" calcext:value-type="float">
            <text:p>88.8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348" calcext:value-type="float">
            <text:p>88.8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872" calcext:value-type="float">
            <text:p>88.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1392" calcext:value-type="float">
            <text:p>88.8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968" calcext:value-type="float">
            <text:p>88.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968" calcext:value-type="float">
            <text:p>88.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1392" calcext:value-type="float">
            <text:p>88.8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0536" calcext:value-type="float">
            <text:p>88.8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1392" calcext:value-type="float">
            <text:p>88.8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7488" calcext:value-type="float">
            <text:p>88.8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8344" calcext:value-type="float">
            <text:p>88.8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0912" calcext:value-type="float">
            <text:p>88.8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7488" calcext:value-type="float">
            <text:p>88.8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8344" calcext:value-type="float">
            <text:p>88.8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3584" calcext:value-type="float">
            <text:p>88.8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5776" calcext:value-type="float">
            <text:p>88.8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1872" calcext:value-type="float">
            <text:p>88.8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1-1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7112" calcext:value-type="float">
            <text:p>88.9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1016" calcext:value-type="float">
            <text:p>88.9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492" calcext:value-type="float">
            <text:p>88.8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8824" calcext:value-type="float">
            <text:p>88.8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8824" calcext:value-type="float">
            <text:p>88.8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6632" calcext:value-type="float">
            <text:p>88.8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968" calcext:value-type="float">
            <text:p>88.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5776" calcext:value-type="float">
            <text:p>88.8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7968" calcext:value-type="float">
            <text:p>88.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7112" calcext:value-type="float">
            <text:p>88.9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3208" calcext:value-type="float">
            <text:p>88.9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2352" calcext:value-type="float">
            <text:p>88.9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1496" calcext:value-type="float">
            <text:p>88.9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9304" calcext:value-type="float">
            <text:p>88.9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016" calcext:value-type="float">
            <text:p>88.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7968" calcext:value-type="float">
            <text:p>88.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7112" calcext:value-type="float">
            <text:p>88.9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016" calcext:value-type="float">
            <text:p>88.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6256" calcext:value-type="float">
            <text:p>88.9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3208" calcext:value-type="float">
            <text:p>88.9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7112" calcext:value-type="float">
            <text:p>88.9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1016" calcext:value-type="float">
            <text:p>88.9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492" calcext:value-type="float">
            <text:p>88.8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8824" calcext:value-type="float">
            <text:p>88.8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7968" calcext:value-type="float">
            <text:p>88.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016" calcext:value-type="float">
            <text:p>88.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2352" calcext:value-type="float">
            <text:p>88.9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8448" calcext:value-type="float">
            <text:p>88.9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2352" calcext:value-type="float">
            <text:p>88.9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6256" calcext:value-type="float">
            <text:p>88.9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492" calcext:value-type="float">
            <text:p>88.8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8824" calcext:value-type="float">
            <text:p>88.8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1872" calcext:value-type="float">
            <text:p>88.8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1016" calcext:value-type="float">
            <text:p>88.9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4064" calcext:value-type="float">
            <text:p>88.9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8448" calcext:value-type="float">
            <text:p>88.9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9784" calcext:value-type="float">
            <text:p>88.9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1496" calcext:value-type="float">
            <text:p>88.9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0-05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54" calcext:value-type="float">
            <text:p>88.9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1496" calcext:value-type="float">
            <text:p>88.9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064" calcext:value-type="float">
            <text:p>88.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2832" calcext:value-type="float">
            <text:p>88.9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588" calcext:value-type="float">
            <text:p>88.9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588" calcext:value-type="float">
            <text:p>88.9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9784" calcext:value-type="float">
            <text:p>88.9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9784" calcext:value-type="float">
            <text:p>88.9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2832" calcext:value-type="float">
            <text:p>88.9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8928" calcext:value-type="float">
            <text:p>88.9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8928" calcext:value-type="float">
            <text:p>88.9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1976" calcext:value-type="float">
            <text:p>88.9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4168" calcext:value-type="float">
            <text:p>88.9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3312" calcext:value-type="float">
            <text:p>88.9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636" calcext:value-type="float">
            <text:p>88.9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7216" calcext:value-type="float">
            <text:p>88.9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7216" calcext:value-type="float">
            <text:p>88.9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3312" calcext:value-type="float">
            <text:p>88.9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0264" calcext:value-type="float">
            <text:p>88.9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0264" calcext:value-type="float">
            <text:p>88.9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0264" calcext:value-type="float">
            <text:p>88.9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7216" calcext:value-type="float">
            <text:p>88.9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3312" calcext:value-type="float">
            <text:p>88.9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8552" calcext:value-type="float">
            <text:p>88.9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8552" calcext:value-type="float">
            <text:p>88.9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4648" calcext:value-type="float">
            <text:p>89.0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5504" calcext:value-type="float">
            <text:p>88.9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9408" calcext:value-type="float">
            <text:p>88.9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636" calcext:value-type="float">
            <text:p>88.9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636" calcext:value-type="float">
            <text:p>88.9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0264" calcext:value-type="float">
            <text:p>88.9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3312" calcext:value-type="float">
            <text:p>88.9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9408" calcext:value-type="float">
            <text:p>88.9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2456" calcext:value-type="float">
            <text:p>88.9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9408" calcext:value-type="float">
            <text:p>88.9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4168" calcext:value-type="float">
            <text:p>88.9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1976" calcext:value-type="float">
            <text:p>88.9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1976" calcext:value-type="float">
            <text:p>88.9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588" calcext:value-type="float">
            <text:p>88.9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3688" calcext:value-type="float">
            <text:p>88.9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6736" calcext:value-type="float">
            <text:p>88.9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6736" calcext:value-type="float">
            <text:p>88.9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6736" calcext:value-type="float">
            <text:p>88.9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6736" calcext:value-type="float">
            <text:p>88.9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3688" calcext:value-type="float">
            <text:p>88.9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064" calcext:value-type="float">
            <text:p>88.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1496" calcext:value-type="float">
            <text:p>88.9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9304" calcext:value-type="float">
            <text:p>88.9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016" calcext:value-type="float">
            <text:p>88.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4064" calcext:value-type="float">
            <text:p>88.9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016" calcext:value-type="float">
            <text:p>88.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7112" calcext:value-type="float">
            <text:p>88.9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7968" calcext:value-type="float">
            <text:p>88.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8824" calcext:value-type="float">
            <text:p>88.8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2728" calcext:value-type="float">
            <text:p>88.8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7488" calcext:value-type="float">
            <text:p>88.8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0536" calcext:value-type="float">
            <text:p>88.8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1872" calcext:value-type="float">
            <text:p>88.8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2728" calcext:value-type="float">
            <text:p>88.8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0536" calcext:value-type="float">
            <text:p>88.8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1392" calcext:value-type="float">
            <text:p>88.8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2248" calcext:value-type="float">
            <text:p>88.8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6152" calcext:value-type="float">
            <text:p>88.8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7008" calcext:value-type="float">
            <text:p>88.8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0912" calcext:value-type="float">
            <text:p>88.8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4816" calcext:value-type="float">
            <text:p>88.8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5672" calcext:value-type="float">
            <text:p>88.8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6528" calcext:value-type="float">
            <text:p>88.8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0432" calcext:value-type="float">
            <text:p>88.8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7384" calcext:value-type="float">
            <text:p>88.7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4336" calcext:value-type="float">
            <text:p>88.7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6048" calcext:value-type="float">
            <text:p>88.7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0808" calcext:value-type="float">
            <text:p>88.7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776" calcext:value-type="float">
            <text:p>88.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0808" calcext:value-type="float">
            <text:p>88.7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776" calcext:value-type="float">
            <text:p>88.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5568" calcext:value-type="float">
            <text:p>88.7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252" calcext:value-type="float">
            <text:p>88.7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252" calcext:value-type="float">
            <text:p>88.7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3376" calcext:value-type="float">
            <text:p>88.7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1184" calcext:value-type="float">
            <text:p>88.7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5088" calcext:value-type="float">
            <text:p>88.7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728" calcext:value-type="float">
            <text:p>88.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9096" calcext:value-type="float">
            <text:p>88.7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9096" calcext:value-type="float">
            <text:p>88.7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6904" calcext:value-type="float">
            <text:p>88.7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9952" calcext:value-type="float">
            <text:p>88.7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3" calcext:value-type="float">
            <text:p>88.7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7-0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5192" calcext:value-type="float">
            <text:p>88.7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2144" calcext:value-type="float">
            <text:p>88.7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2144" calcext:value-type="float">
            <text:p>88.7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6048" calcext:value-type="float">
            <text:p>88.7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6904" calcext:value-type="float">
            <text:p>88.7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9952" calcext:value-type="float">
            <text:p>88.7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6904" calcext:value-type="float">
            <text:p>88.7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0808" calcext:value-type="float">
            <text:p>88.7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1664" calcext:value-type="float">
            <text:p>88.7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1664" calcext:value-type="float">
            <text:p>88.7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4712" calcext:value-type="float">
            <text:p>88.7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0808" calcext:value-type="float">
            <text:p>88.7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0808" calcext:value-type="float">
            <text:p>88.7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3856" calcext:value-type="float">
            <text:p>88.7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1664" calcext:value-type="float">
            <text:p>88.7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252" calcext:value-type="float">
            <text:p>88.7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9472" calcext:value-type="float">
            <text:p>88.7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6424" calcext:value-type="float">
            <text:p>88.7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3376" calcext:value-type="float">
            <text:p>88.7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8616" calcext:value-type="float">
            <text:p>88.7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5568" calcext:value-type="float">
            <text:p>88.7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9472" calcext:value-type="float">
            <text:p>88.7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1664" calcext:value-type="float">
            <text:p>88.7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824" calcext:value-type="float">
            <text:p>88.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6528" calcext:value-type="float">
            <text:p>88.8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4336" calcext:value-type="float">
            <text:p>88.7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7384" calcext:value-type="float">
            <text:p>88.7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348" calcext:value-type="float">
            <text:p>88.8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7384" calcext:value-type="float">
            <text:p>88.7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0432" calcext:value-type="float">
            <text:p>88.8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2624" calcext:value-type="float">
            <text:p>88.8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9576" calcext:value-type="float">
            <text:p>88.8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348" calcext:value-type="float">
            <text:p>88.8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6528" calcext:value-type="float">
            <text:p>88.8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5672" calcext:value-type="float">
            <text:p>88.8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872" calcext:value-type="float">
            <text:p>88.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5672" calcext:value-type="float">
            <text:p>88.8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5672" calcext:value-type="float">
            <text:p>88.8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872" calcext:value-type="float">
            <text:p>88.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4816" calcext:value-type="float">
            <text:p>88.8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0912" calcext:value-type="float">
            <text:p>88.8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7864" calcext:value-type="float">
            <text:p>88.8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872" calcext:value-type="float">
            <text:p>88.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1768" calcext:value-type="float">
            <text:p>88.8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1768" calcext:value-type="float">
            <text:p>88.8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4816" calcext:value-type="float">
            <text:p>88.8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7008" calcext:value-type="float">
            <text:p>88.8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7008" calcext:value-type="float">
            <text:p>88.8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3104" calcext:value-type="float">
            <text:p>88.8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7008" calcext:value-type="float">
            <text:p>88.8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0912" calcext:value-type="float">
            <text:p>88.8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3104" calcext:value-type="float">
            <text:p>88.8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444" calcext:value-type="float">
            <text:p>88.8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444" calcext:value-type="float">
            <text:p>88.8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6152" calcext:value-type="float">
            <text:p>88.8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7008" calcext:value-type="float">
            <text:p>88.8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444" calcext:value-type="float">
            <text:p>88.8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0536" calcext:value-type="float">
            <text:p>88.8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2728" calcext:value-type="float">
            <text:p>88.8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1872" calcext:value-type="float">
            <text:p>88.8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8824" calcext:value-type="float">
            <text:p>88.8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5776" calcext:value-type="float">
            <text:p>88.8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492" calcext:value-type="float">
            <text:p>88.8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492" calcext:value-type="float">
            <text:p>88.8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1872" calcext:value-type="float">
            <text:p>88.8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5776" calcext:value-type="float">
            <text:p>88.8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6632" calcext:value-type="float">
            <text:p>88.8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0536" calcext:value-type="float">
            <text:p>88.8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2728" calcext:value-type="float">
            <text:p>88.8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968" calcext:value-type="float">
            <text:p>88.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016" calcext:value-type="float">
            <text:p>88.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6256" calcext:value-type="float">
            <text:p>88.9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54" calcext:value-type="float">
            <text:p>88.9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8448" calcext:value-type="float">
            <text:p>88.9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016" calcext:value-type="float">
            <text:p>88.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4064" calcext:value-type="float">
            <text:p>88.9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9304" calcext:value-type="float">
            <text:p>88.9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6256" calcext:value-type="float">
            <text:p>88.9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6256" calcext:value-type="float">
            <text:p>88.9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54" calcext:value-type="float">
            <text:p>88.9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1496" calcext:value-type="float">
            <text:p>88.9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7112" calcext:value-type="float">
            <text:p>88.9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4064" calcext:value-type="float">
            <text:p>88.9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4064" calcext:value-type="float">
            <text:p>88.9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1496" calcext:value-type="float">
            <text:p>88.9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6736" calcext:value-type="float">
            <text:p>88.9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6736" calcext:value-type="float">
            <text:p>88.9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064" calcext:value-type="float">
            <text:p>88.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54" calcext:value-type="float">
            <text:p>88.9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1496" calcext:value-type="float">
            <text:p>88.9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4-06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6736" calcext:value-type="float">
            <text:p>88.9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8448" calcext:value-type="float">
            <text:p>88.9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7112" calcext:value-type="float">
            <text:p>88.9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4064" calcext:value-type="float">
            <text:p>88.9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064" calcext:value-type="float">
            <text:p>88.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588" calcext:value-type="float">
            <text:p>88.9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1496" calcext:value-type="float">
            <text:p>88.9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9784" calcext:value-type="float">
            <text:p>88.9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5024" calcext:value-type="float">
            <text:p>88.9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8928" calcext:value-type="float">
            <text:p>88.9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7592" calcext:value-type="float">
            <text:p>88.9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3208" calcext:value-type="float">
            <text:p>88.9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4064" calcext:value-type="float">
            <text:p>88.9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4064" calcext:value-type="float">
            <text:p>88.9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1496" calcext:value-type="float">
            <text:p>88.9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064" calcext:value-type="float">
            <text:p>88.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3688" calcext:value-type="float">
            <text:p>88.9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5024" calcext:value-type="float">
            <text:p>88.9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0264" calcext:value-type="float">
            <text:p>88.9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588" calcext:value-type="float">
            <text:p>88.9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54" calcext:value-type="float">
            <text:p>88.9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3208" calcext:value-type="float">
            <text:p>88.9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2832" calcext:value-type="float">
            <text:p>88.9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1976" calcext:value-type="float">
            <text:p>88.9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3688" calcext:value-type="float">
            <text:p>88.9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1016" calcext:value-type="float">
            <text:p>88.9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492" calcext:value-type="float">
            <text:p>88.8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54" calcext:value-type="float">
            <text:p>88.9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54" calcext:value-type="float">
            <text:p>88.9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8448" calcext:value-type="float">
            <text:p>88.9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54" calcext:value-type="float">
            <text:p>88.9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6256" calcext:value-type="float">
            <text:p>88.9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2352" calcext:value-type="float">
            <text:p>88.9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016" calcext:value-type="float">
            <text:p>88.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8344" calcext:value-type="float">
            <text:p>88.8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0536" calcext:value-type="float">
            <text:p>88.8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492" calcext:value-type="float">
            <text:p>88.8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7968" calcext:value-type="float">
            <text:p>88.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5776" calcext:value-type="float">
            <text:p>88.8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016" calcext:value-type="float">
            <text:p>88.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064" calcext:value-type="float">
            <text:p>88.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3688" calcext:value-type="float">
            <text:p>88.9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7112" calcext:value-type="float">
            <text:p>88.9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0536" calcext:value-type="float">
            <text:p>88.8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0536" calcext:value-type="float">
            <text:p>88.8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968" calcext:value-type="float">
            <text:p>88.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4064" calcext:value-type="float">
            <text:p>88.9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1496" calcext:value-type="float">
            <text:p>88.9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8448" calcext:value-type="float">
            <text:p>88.9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2-16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3584" calcext:value-type="float">
            <text:p>88.8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1392" calcext:value-type="float">
            <text:p>88.8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6632" calcext:value-type="float">
            <text:p>88.8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8824" calcext:value-type="float">
            <text:p>88.8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492" calcext:value-type="float">
            <text:p>88.8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492" calcext:value-type="float">
            <text:p>88.8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6632" calcext:value-type="float">
            <text:p>88.8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8344" calcext:value-type="float">
            <text:p>88.8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0536" calcext:value-type="float">
            <text:p>88.8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444" calcext:value-type="float">
            <text:p>88.8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0536" calcext:value-type="float">
            <text:p>88.8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5776" calcext:value-type="float">
            <text:p>88.8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492" calcext:value-type="float">
            <text:p>88.8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1392" calcext:value-type="float">
            <text:p>88.8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0536" calcext:value-type="float">
            <text:p>88.8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444" calcext:value-type="float">
            <text:p>88.8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8344" calcext:value-type="float">
            <text:p>88.8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7008" calcext:value-type="float">
            <text:p>88.8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0536" calcext:value-type="float">
            <text:p>88.8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3584" calcext:value-type="float">
            <text:p>88.8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396" calcext:value-type="float">
            <text:p>88.8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7008" calcext:value-type="float">
            <text:p>88.8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968" calcext:value-type="float">
            <text:p>88.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0056" calcext:value-type="float">
            <text:p>88.8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2248" calcext:value-type="float">
            <text:p>88.8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0536" calcext:value-type="float">
            <text:p>88.8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3104" calcext:value-type="float">
            <text:p>88.8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872" calcext:value-type="float">
            <text:p>88.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0912" calcext:value-type="float">
            <text:p>88.8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0912" calcext:value-type="float">
            <text:p>88.8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5776" calcext:value-type="float">
            <text:p>88.8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5776" calcext:value-type="float">
            <text:p>88.8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2248" calcext:value-type="float">
            <text:p>88.8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4816" calcext:value-type="float">
            <text:p>88.8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0056" calcext:value-type="float">
            <text:p>88.8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1392" calcext:value-type="float">
            <text:p>88.8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8344" calcext:value-type="float">
            <text:p>88.8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6152" calcext:value-type="float">
            <text:p>88.8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1-05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2624" calcext:value-type="float">
            <text:p>88.8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3" calcext:value-type="float">
            <text:p>88.7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0432" calcext:value-type="float">
            <text:p>88.8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5672" calcext:value-type="float">
            <text:p>88.8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6528" calcext:value-type="float">
            <text:p>88.8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6528" calcext:value-type="float">
            <text:p>88.8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7864" calcext:value-type="float">
            <text:p>88.8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7864" calcext:value-type="float">
            <text:p>88.8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2248" calcext:value-type="float">
            <text:p>88.8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3584" calcext:value-type="float">
            <text:p>88.8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492" calcext:value-type="float">
            <text:p>88.8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016" calcext:value-type="float">
            <text:p>88.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6632" calcext:value-type="float">
            <text:p>88.8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1016" calcext:value-type="float">
            <text:p>88.9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1016" calcext:value-type="float">
            <text:p>88.9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016" calcext:value-type="float">
            <text:p>88.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492" calcext:value-type="float">
            <text:p>88.8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1872" calcext:value-type="float">
            <text:p>88.8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2728" calcext:value-type="float">
            <text:p>88.8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1392" calcext:value-type="float">
            <text:p>88.8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2728" calcext:value-type="float">
            <text:p>88.8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2352" calcext:value-type="float">
            <text:p>88.9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1496" calcext:value-type="float">
            <text:p>88.9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1496" calcext:value-type="float">
            <text:p>88.9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7592" calcext:value-type="float">
            <text:p>88.9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2-08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7592" calcext:value-type="float">
            <text:p>88.9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6736" calcext:value-type="float">
            <text:p>88.9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2352" calcext:value-type="float">
            <text:p>88.9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3208" calcext:value-type="float">
            <text:p>88.9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2832" calcext:value-type="float">
            <text:p>88.9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1976" calcext:value-type="float">
            <text:p>88.9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064" calcext:value-type="float">
            <text:p>88.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112" calcext:value-type="float">
            <text:p>88.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5024" calcext:value-type="float">
            <text:p>88.9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7112" calcext:value-type="float">
            <text:p>88.9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4544" calcext:value-type="float">
            <text:p>88.9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2352" calcext:value-type="float">
            <text:p>88.9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54" calcext:value-type="float">
            <text:p>88.9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5024" calcext:value-type="float">
            <text:p>88.9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7216" calcext:value-type="float">
            <text:p>88.9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684" calcext:value-type="float">
            <text:p>89.0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1-22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208" calcext:value-type="float">
            <text:p>89.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732" calcext:value-type="float">
            <text:p>89.0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6464" calcext:value-type="float">
            <text:p>89.0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3416" calcext:value-type="float">
            <text:p>89.0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0368" calcext:value-type="float">
            <text:p>89.0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6464" calcext:value-type="float">
            <text:p>89.0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9512" calcext:value-type="float">
            <text:p>89.0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4272" calcext:value-type="float">
            <text:p>89.0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208" calcext:value-type="float">
            <text:p>89.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6464" calcext:value-type="float">
            <text:p>89.0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732" calcext:value-type="float">
            <text:p>89.0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3792" calcext:value-type="float">
            <text:p>89.0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5984" calcext:value-type="float">
            <text:p>89.0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0368" calcext:value-type="float">
            <text:p>89.0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5608" calcext:value-type="float">
            <text:p>89.0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9512" calcext:value-type="float">
            <text:p>89.0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5128" calcext:value-type="float">
            <text:p>89.0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5984" calcext:value-type="float">
            <text:p>89.0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0368" calcext:value-type="float">
            <text:p>89.0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778" calcext:value-type="float">
            <text:p>89.0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304" calcext:value-type="float">
            <text:p>89.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9992" calcext:value-type="float">
            <text:p>89.0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8656" calcext:value-type="float">
            <text:p>89.0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6464" calcext:value-type="float">
            <text:p>89.0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8656" calcext:value-type="float">
            <text:p>89.0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11328" calcext:value-type="float">
            <text:p>89.1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828" calcext:value-type="float">
            <text:p>89.1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828" calcext:value-type="float">
            <text:p>89.1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6944" calcext:value-type="float">
            <text:p>89.0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9992" calcext:value-type="float">
            <text:p>89.0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2184" calcext:value-type="float">
            <text:p>89.1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6088" calcext:value-type="float">
            <text:p>89.0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6088" calcext:value-type="float">
            <text:p>89.0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2184" calcext:value-type="float">
            <text:p>89.1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9616" calcext:value-type="float">
            <text:p>89.1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6568" calcext:value-type="float">
            <text:p>89.1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828" calcext:value-type="float">
            <text:p>89.1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5232" calcext:value-type="float">
            <text:p>89.1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2184" calcext:value-type="float">
            <text:p>89.1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6088" calcext:value-type="float">
            <text:p>89.0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9136" calcext:value-type="float">
            <text:p>89.0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828" calcext:value-type="float">
            <text:p>89.1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2664" calcext:value-type="float">
            <text:p>89.1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4856" calcext:value-type="float">
            <text:p>89.1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4" calcext:value-type="float">
            <text:p>89.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3144" calcext:value-type="float">
            <text:p>89.1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4" calcext:value-type="float">
            <text:p>89.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4856" calcext:value-type="float">
            <text:p>89.1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0-05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3144" calcext:value-type="float">
            <text:p>89.1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7048" calcext:value-type="float">
            <text:p>89.1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6192" calcext:value-type="float">
            <text:p>89.1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2288" calcext:value-type="float">
            <text:p>89.1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924" calcext:value-type="float">
            <text:p>89.1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5336" calcext:value-type="float">
            <text:p>89.1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6672" calcext:value-type="float">
            <text:p>89.1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2768" calcext:value-type="float">
            <text:p>89.2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3624" calcext:value-type="float">
            <text:p>89.1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7528" calcext:value-type="float">
            <text:p>89.1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448" calcext:value-type="float">
            <text:p>89.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3624" calcext:value-type="float">
            <text:p>89.1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972" calcext:value-type="float">
            <text:p>89.1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3624" calcext:value-type="float">
            <text:p>89.1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6672" calcext:value-type="float">
            <text:p>89.1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972" calcext:value-type="float">
            <text:p>89.1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972" calcext:value-type="float">
            <text:p>89.1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972" calcext:value-type="float">
            <text:p>89.1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2768" calcext:value-type="float">
            <text:p>89.2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8864" calcext:value-type="float">
            <text:p>89.2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1912" calcext:value-type="float">
            <text:p>89.2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8864" calcext:value-type="float">
            <text:p>89.2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2768" calcext:value-type="float">
            <text:p>89.2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8864" calcext:value-type="float">
            <text:p>89.2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496" calcext:value-type="float">
            <text:p>89.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1912" calcext:value-type="float">
            <text:p>89.2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972" calcext:value-type="float">
            <text:p>89.1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5816" calcext:value-type="float">
            <text:p>89.2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4104" calcext:value-type="float">
            <text:p>89.2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6296" calcext:value-type="float">
            <text:p>89.2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02" calcext:value-type="float">
            <text:p>89.2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02" calcext:value-type="float">
            <text:p>89.2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544" calcext:value-type="float">
            <text:p>89.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1536" calcext:value-type="float">
            <text:p>89.2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7632" calcext:value-type="float">
            <text:p>89.2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3728" calcext:value-type="float">
            <text:p>89.2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9824" calcext:value-type="float">
            <text:p>89.2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6776" calcext:value-type="float">
            <text:p>89.2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3728" calcext:value-type="float">
            <text:p>89.2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9824" calcext:value-type="float">
            <text:p>89.2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8968" calcext:value-type="float">
            <text:p>89.2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5064" calcext:value-type="float">
            <text:p>89.2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2016" calcext:value-type="float">
            <text:p>89.2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8112" calcext:value-type="float">
            <text:p>89.2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212" calcext:value-type="float">
            <text:p>89.3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3936" calcext:value-type="float">
            <text:p>89.4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0032" calcext:value-type="float">
            <text:p>89.4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6984" calcext:value-type="float">
            <text:p>89.4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9176" calcext:value-type="float">
            <text:p>89.4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1368" calcext:value-type="float">
            <text:p>89.4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1368" calcext:value-type="float">
            <text:p>89.4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7464" calcext:value-type="float">
            <text:p>89.4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6608" calcext:value-type="float">
            <text:p>89.4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5752" calcext:value-type="float">
            <text:p>89.4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88" calcext:value-type="float">
            <text:p>89.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1848" calcext:value-type="float">
            <text:p>89.4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0992" calcext:value-type="float">
            <text:p>89.4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0136" calcext:value-type="float">
            <text:p>89.4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6232" calcext:value-type="float">
            <text:p>89.4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2328" calcext:value-type="float">
            <text:p>89.4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6232" calcext:value-type="float">
            <text:p>89.4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7088" calcext:value-type="float">
            <text:p>89.4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0992" calcext:value-type="float">
            <text:p>89.4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4896" calcext:value-type="float">
            <text:p>89.4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7944" calcext:value-type="float">
            <text:p>89.4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0992" calcext:value-type="float">
            <text:p>89.4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404" calcext:value-type="float">
            <text:p>89.4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8424" calcext:value-type="float">
            <text:p>89.4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452" calcext:value-type="float">
            <text:p>89.5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8424" calcext:value-type="float">
            <text:p>89.4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5376" calcext:value-type="float">
            <text:p>89.4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2328" calcext:value-type="float">
            <text:p>89.4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2328" calcext:value-type="float">
            <text:p>89.4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2328" calcext:value-type="float">
            <text:p>89.4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928" calcext:value-type="float">
            <text:p>89.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6232" calcext:value-type="float">
            <text:p>89.4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0992" calcext:value-type="float">
            <text:p>89.4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1848" calcext:value-type="float">
            <text:p>89.4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1848" calcext:value-type="float">
            <text:p>89.4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88" calcext:value-type="float">
            <text:p>89.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88" calcext:value-type="float">
            <text:p>89.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4896" calcext:value-type="float">
            <text:p>89.4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0992" calcext:value-type="float">
            <text:p>89.4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7944" calcext:value-type="float">
            <text:p>89.4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7-1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7944" calcext:value-type="float">
            <text:p>89.4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6608" calcext:value-type="float">
            <text:p>89.4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0512" calcext:value-type="float">
            <text:p>89.4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6608" calcext:value-type="float">
            <text:p>89.4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6608" calcext:value-type="float">
            <text:p>89.4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356" calcext:value-type="float">
            <text:p>89.4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7464" calcext:value-type="float">
            <text:p>89.4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4416" calcext:value-type="float">
            <text:p>89.4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1368" calcext:value-type="float">
            <text:p>89.4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1368" calcext:value-type="float">
            <text:p>89.4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6608" calcext:value-type="float">
            <text:p>89.4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0992" calcext:value-type="float">
            <text:p>89.4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0136" calcext:value-type="float">
            <text:p>89.4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928" calcext:value-type="float">
            <text:p>89.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5376" calcext:value-type="float">
            <text:p>89.4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2328" calcext:value-type="float">
            <text:p>89.4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928" calcext:value-type="float">
            <text:p>89.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0136" calcext:value-type="float">
            <text:p>89.4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0992" calcext:value-type="float">
            <text:p>89.4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1848" calcext:value-type="float">
            <text:p>89.4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88" calcext:value-type="float">
            <text:p>89.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7944" calcext:value-type="float">
            <text:p>89.4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0992" calcext:value-type="float">
            <text:p>89.4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1848" calcext:value-type="float">
            <text:p>89.4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2704" calcext:value-type="float">
            <text:p>89.4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356" calcext:value-type="float">
            <text:p>89.4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0512" calcext:value-type="float">
            <text:p>89.4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0512" calcext:value-type="float">
            <text:p>89.4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1368" calcext:value-type="float">
            <text:p>89.4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2224" calcext:value-type="float">
            <text:p>89.4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308" calcext:value-type="float">
            <text:p>89.4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4792" calcext:value-type="float">
            <text:p>89.3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4792" calcext:value-type="float">
            <text:p>89.3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308" calcext:value-type="float">
            <text:p>89.4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1368" calcext:value-type="float">
            <text:p>89.4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9176" calcext:value-type="float">
            <text:p>89.4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6984" calcext:value-type="float">
            <text:p>89.4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8696" calcext:value-type="float">
            <text:p>89.3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5648" calcext:value-type="float">
            <text:p>89.3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1744" calcext:value-type="float">
            <text:p>89.3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1744" calcext:value-type="float">
            <text:p>89.3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8696" calcext:value-type="float">
            <text:p>89.3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1744" calcext:value-type="float">
            <text:p>89.3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1744" calcext:value-type="float">
            <text:p>89.3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26" calcext:value-type="float">
            <text:p>89.3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6504" calcext:value-type="float">
            <text:p>89.3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5648" calcext:value-type="float">
            <text:p>89.3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4792" calcext:value-type="float">
            <text:p>89.3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26" calcext:value-type="float">
            <text:p>89.3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3456" calcext:value-type="float">
            <text:p>89.3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4792" calcext:value-type="float">
            <text:p>89.3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5272" calcext:value-type="float">
            <text:p>89.4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0512" calcext:value-type="float">
            <text:p>89.4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6608" calcext:value-type="float">
            <text:p>89.4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832" calcext:value-type="float">
            <text:p>89.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4416" calcext:value-type="float">
            <text:p>89.4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2704" calcext:value-type="float">
            <text:p>89.4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4896" calcext:value-type="float">
            <text:p>89.4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4896" calcext:value-type="float">
            <text:p>89.4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4896" calcext:value-type="float">
            <text:p>89.4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404" calcext:value-type="float">
            <text:p>89.4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404" calcext:value-type="float">
            <text:p>89.4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6232" calcext:value-type="float">
            <text:p>89.4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1472" calcext:value-type="float">
            <text:p>89.5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8424" calcext:value-type="float">
            <text:p>89.4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7088" calcext:value-type="float">
            <text:p>89.4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0992" calcext:value-type="float">
            <text:p>89.4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0136" calcext:value-type="float">
            <text:p>89.4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0136" calcext:value-type="float">
            <text:p>89.4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2328" calcext:value-type="float">
            <text:p>89.4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0616" calcext:value-type="float">
            <text:p>89.5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0616" calcext:value-type="float">
            <text:p>89.5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976" calcext:value-type="float">
            <text:p>89.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8904" calcext:value-type="float">
            <text:p>89.5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1952" calcext:value-type="float">
            <text:p>89.5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1096" calcext:value-type="float">
            <text:p>89.5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9384" calcext:value-type="float">
            <text:p>89.5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072" calcext:value-type="float">
            <text:p>89.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596" calcext:value-type="float">
            <text:p>89.5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072" calcext:value-type="float">
            <text:p>89.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8528" calcext:value-type="float">
            <text:p>89.5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7672" calcext:value-type="float">
            <text:p>89.5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9008" calcext:value-type="float">
            <text:p>89.5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9008" calcext:value-type="float">
            <text:p>89.5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072" calcext:value-type="float">
            <text:p>89.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8152" calcext:value-type="float">
            <text:p>89.6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8152" calcext:value-type="float">
            <text:p>89.6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7672" calcext:value-type="float">
            <text:p>89.5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072" calcext:value-type="float">
            <text:p>89.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3768" calcext:value-type="float">
            <text:p>89.5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9008" calcext:value-type="float">
            <text:p>89.5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4624" calcext:value-type="float">
            <text:p>89.5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596" calcext:value-type="float">
            <text:p>89.5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9008" calcext:value-type="float">
            <text:p>89.5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5104" calcext:value-type="float">
            <text:p>89.6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644" calcext:value-type="float">
            <text:p>89.6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9488" calcext:value-type="float">
            <text:p>89.6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4-0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9488" calcext:value-type="float">
            <text:p>89.6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2056" calcext:value-type="float">
            <text:p>89.6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3768" calcext:value-type="float">
            <text:p>89.5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9488" calcext:value-type="float">
            <text:p>89.6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0824" calcext:value-type="float">
            <text:p>89.6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9968" calcext:value-type="float">
            <text:p>89.6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3016" calcext:value-type="float">
            <text:p>89.6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168" calcext:value-type="float">
            <text:p>89.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0824" calcext:value-type="float">
            <text:p>89.6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216" calcext:value-type="float">
            <text:p>89.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216" calcext:value-type="float">
            <text:p>89.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8256" calcext:value-type="float">
            <text:p>89.6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8256" calcext:value-type="float">
            <text:p>89.6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3016" calcext:value-type="float">
            <text:p>89.6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7776" calcext:value-type="float">
            <text:p>89.6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5584" calcext:value-type="float">
            <text:p>89.6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3496" calcext:value-type="float">
            <text:p>89.6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3976" calcext:value-type="float">
            <text:p>89.7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788" calcext:value-type="float">
            <text:p>89.7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1304" calcext:value-type="float">
            <text:p>89.6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4352" calcext:value-type="float">
            <text:p>89.6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6544" calcext:value-type="float">
            <text:p>89.6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8736" calcext:value-type="float">
            <text:p>89.7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3976" calcext:value-type="float">
            <text:p>89.7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9216" calcext:value-type="float">
            <text:p>89.7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1408" calcext:value-type="float">
            <text:p>89.7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8736" calcext:value-type="float">
            <text:p>89.7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5688" calcext:value-type="float">
            <text:p>89.7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8736" calcext:value-type="float">
            <text:p>89.7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788" calcext:value-type="float">
            <text:p>89.7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7024" calcext:value-type="float">
            <text:p>89.7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1784" calcext:value-type="float">
            <text:p>89.7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4832" calcext:value-type="float">
            <text:p>89.7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7024" calcext:value-type="float">
            <text:p>89.7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7024" calcext:value-type="float">
            <text:p>89.7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3976" calcext:value-type="float">
            <text:p>89.7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3976" calcext:value-type="float">
            <text:p>89.7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312" calcext:value-type="float">
            <text:p>89.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6168" calcext:value-type="float">
            <text:p>89.7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4456" calcext:value-type="float">
            <text:p>89.7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9696" calcext:value-type="float">
            <text:p>89.7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6168" calcext:value-type="float">
            <text:p>89.7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5312" calcext:value-type="float">
            <text:p>89.7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1784" calcext:value-type="float">
            <text:p>89.7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1784" calcext:value-type="float">
            <text:p>89.7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2264" calcext:value-type="float">
            <text:p>89.7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0552" calcext:value-type="float">
            <text:p>89.7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4456" calcext:value-type="float">
            <text:p>89.7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5688" calcext:value-type="float">
            <text:p>89.7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3976" calcext:value-type="float">
            <text:p>89.7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5312" calcext:value-type="float">
            <text:p>89.7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836" calcext:value-type="float">
            <text:p>89.7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4456" calcext:value-type="float">
            <text:p>89.7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2264" calcext:value-type="float">
            <text:p>89.7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6544" calcext:value-type="float">
            <text:p>89.6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5688" calcext:value-type="float">
            <text:p>89.7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264" calcext:value-type="float">
            <text:p>89.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1784" calcext:value-type="float">
            <text:p>89.7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0928" calcext:value-type="float">
            <text:p>89.7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4832" calcext:value-type="float">
            <text:p>89.7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312" calcext:value-type="float">
            <text:p>89.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0072" calcext:value-type="float">
            <text:p>89.7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4352" calcext:value-type="float">
            <text:p>89.6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6064" calcext:value-type="float">
            <text:p>89.6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6064" calcext:value-type="float">
            <text:p>89.6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216" calcext:value-type="float">
            <text:p>89.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216" calcext:value-type="float">
            <text:p>89.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0448" calcext:value-type="float">
            <text:p>89.6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0448" calcext:value-type="float">
            <text:p>89.6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5208" calcext:value-type="float">
            <text:p>89.6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1-2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4352" calcext:value-type="float">
            <text:p>89.6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644" calcext:value-type="float">
            <text:p>89.6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596" calcext:value-type="float">
            <text:p>89.5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8632" calcext:value-type="float">
            <text:p>89.6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9488" calcext:value-type="float">
            <text:p>89.6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7296" calcext:value-type="float">
            <text:p>89.6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2432" calcext:value-type="float">
            <text:p>89.5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9384" calcext:value-type="float">
            <text:p>89.5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2432" calcext:value-type="float">
            <text:p>89.5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1096" calcext:value-type="float">
            <text:p>89.5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2808" calcext:value-type="float">
            <text:p>89.5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5856" calcext:value-type="float">
            <text:p>89.5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8904" calcext:value-type="float">
            <text:p>89.5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4144" calcext:value-type="float">
            <text:p>89.5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548" calcext:value-type="float">
            <text:p>89.5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1576" calcext:value-type="float">
            <text:p>89.5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2808" calcext:value-type="float">
            <text:p>89.5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452" calcext:value-type="float">
            <text:p>89.5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2808" calcext:value-type="float">
            <text:p>89.5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1-06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1472" calcext:value-type="float">
            <text:p>89.5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0136" calcext:value-type="float">
            <text:p>89.4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8424" calcext:value-type="float">
            <text:p>89.4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1952" calcext:value-type="float">
            <text:p>89.5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1472" calcext:value-type="float">
            <text:p>89.5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356" calcext:value-type="float">
            <text:p>89.4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2704" calcext:value-type="float">
            <text:p>89.4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4896" calcext:value-type="float">
            <text:p>89.4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9656" calcext:value-type="float">
            <text:p>89.4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0512" calcext:value-type="float">
            <text:p>89.4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5752" calcext:value-type="float">
            <text:p>89.4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1848" calcext:value-type="float">
            <text:p>89.4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5752" calcext:value-type="float">
            <text:p>89.4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2704" calcext:value-type="float">
            <text:p>89.4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0992" calcext:value-type="float">
            <text:p>89.4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2-22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0136" calcext:value-type="float">
            <text:p>89.4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0992" calcext:value-type="float">
            <text:p>89.4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6232" calcext:value-type="float">
            <text:p>89.4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5376" calcext:value-type="float">
            <text:p>89.4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7088" calcext:value-type="float">
            <text:p>89.4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6232" calcext:value-type="float">
            <text:p>89.4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928" calcext:value-type="float">
            <text:p>89.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8424" calcext:value-type="float">
            <text:p>89.4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3664" calcext:value-type="float">
            <text:p>89.5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976" calcext:value-type="float">
            <text:p>89.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2808" calcext:value-type="float">
            <text:p>89.5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8424" calcext:value-type="float">
            <text:p>89.4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7944" calcext:value-type="float">
            <text:p>89.4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3184" calcext:value-type="float">
            <text:p>89.4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452" calcext:value-type="float">
            <text:p>89.5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0616" calcext:value-type="float">
            <text:p>89.5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0616" calcext:value-type="float">
            <text:p>89.5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8424" calcext:value-type="float">
            <text:p>89.4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3664" calcext:value-type="float">
            <text:p>89.5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3664" calcext:value-type="float">
            <text:p>89.5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2808" calcext:value-type="float">
            <text:p>89.5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2-0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5856" calcext:value-type="float">
            <text:p>89.5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1952" calcext:value-type="float">
            <text:p>89.5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8048" calcext:value-type="float">
            <text:p>89.5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5" calcext:value-type="float">
            <text:p>89.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5" calcext:value-type="float">
            <text:p>89.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3288" calcext:value-type="float">
            <text:p>89.5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4144" calcext:value-type="float">
            <text:p>89.5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1096" calcext:value-type="float">
            <text:p>89.5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024" calcext:value-type="float">
            <text:p>89.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3288" calcext:value-type="float">
            <text:p>89.5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024" calcext:value-type="float">
            <text:p>89.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2432" calcext:value-type="float">
            <text:p>89.5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6816" calcext:value-type="float">
            <text:p>89.5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6816" calcext:value-type="float">
            <text:p>89.5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7192" calcext:value-type="float">
            <text:p>89.5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024" calcext:value-type="float">
            <text:p>89.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9384" calcext:value-type="float">
            <text:p>89.5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9384" calcext:value-type="float">
            <text:p>89.5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8528" calcext:value-type="float">
            <text:p>89.5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9384" calcext:value-type="float">
            <text:p>89.5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4144" calcext:value-type="float">
            <text:p>89.5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1-10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3288" calcext:value-type="float">
            <text:p>89.5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1576" calcext:value-type="float">
            <text:p>89.5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4624" calcext:value-type="float">
            <text:p>89.5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4624" calcext:value-type="float">
            <text:p>89.5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7672" calcext:value-type="float">
            <text:p>89.5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4624" calcext:value-type="float">
            <text:p>89.5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7672" calcext:value-type="float">
            <text:p>89.5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072" calcext:value-type="float">
            <text:p>89.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596" calcext:value-type="float">
            <text:p>89.5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6816" calcext:value-type="float">
            <text:p>89.5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548" calcext:value-type="float">
            <text:p>89.5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1096" calcext:value-type="float">
            <text:p>89.5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5856" calcext:value-type="float">
            <text:p>89.5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1472" calcext:value-type="float">
            <text:p>89.5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3664" calcext:value-type="float">
            <text:p>89.5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9384" calcext:value-type="float">
            <text:p>89.5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9384" calcext:value-type="float">
            <text:p>89.5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7192" calcext:value-type="float">
            <text:p>89.5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3288" calcext:value-type="float">
            <text:p>89.5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8528" calcext:value-type="float">
            <text:p>89.5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0-2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7672" calcext:value-type="float">
            <text:p>89.5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4624" calcext:value-type="float">
            <text:p>89.5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4624" calcext:value-type="float">
            <text:p>89.5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072" calcext:value-type="float">
            <text:p>89.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596" calcext:value-type="float">
            <text:p>89.5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9008" calcext:value-type="float">
            <text:p>89.5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548" calcext:value-type="float">
            <text:p>89.5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2432" calcext:value-type="float">
            <text:p>89.5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548" calcext:value-type="float">
            <text:p>89.5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072" calcext:value-type="float">
            <text:p>89.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1576" calcext:value-type="float">
            <text:p>89.5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7672" calcext:value-type="float">
            <text:p>89.5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596" calcext:value-type="float">
            <text:p>89.5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8152" calcext:value-type="float">
            <text:p>89.6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4248" calcext:value-type="float">
            <text:p>89.6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7296" calcext:value-type="float">
            <text:p>89.6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2536" calcext:value-type="float">
            <text:p>89.6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3392" calcext:value-type="float">
            <text:p>89.6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9488" calcext:value-type="float">
            <text:p>89.6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7776" calcext:value-type="float">
            <text:p>89.6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6064" calcext:value-type="float">
            <text:p>89.6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5208" calcext:value-type="float">
            <text:p>89.6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1304" calcext:value-type="float">
            <text:p>89.6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0448" calcext:value-type="float">
            <text:p>89.6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788" calcext:value-type="float">
            <text:p>89.7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9216" calcext:value-type="float">
            <text:p>89.7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836" calcext:value-type="float">
            <text:p>89.7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7504" calcext:value-type="float">
            <text:p>89.7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6648" calcext:value-type="float">
            <text:p>89.7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1888" calcext:value-type="float">
            <text:p>89.7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884" calcext:value-type="float">
            <text:p>89.7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2744" calcext:value-type="float">
            <text:p>89.7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4936" calcext:value-type="float">
            <text:p>89.7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7128" calcext:value-type="float">
            <text:p>89.7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3224" calcext:value-type="float">
            <text:p>89.8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932" calcext:value-type="float">
            <text:p>89.8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932" calcext:value-type="float">
            <text:p>89.8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456" calcext:value-type="float">
            <text:p>89.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5896" calcext:value-type="float">
            <text:p>89.8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8088" calcext:value-type="float">
            <text:p>89.8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4184" calcext:value-type="float">
            <text:p>89.8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4184" calcext:value-type="float">
            <text:p>89.8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4184" calcext:value-type="float">
            <text:p>89.8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504" calcext:value-type="float">
            <text:p>89.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4184" calcext:value-type="float">
            <text:p>89.8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6376" calcext:value-type="float">
            <text:p>89.8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3328" calcext:value-type="float">
            <text:p>89.8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552" calcext:value-type="float">
            <text:p>89.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9-03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2952" calcext:value-type="float">
            <text:p>89.9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3808" calcext:value-type="float">
            <text:p>89.9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4664" calcext:value-type="float">
            <text:p>89.8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4664" calcext:value-type="float">
            <text:p>89.8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076" calcext:value-type="float">
            <text:p>89.9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124" calcext:value-type="float">
            <text:p>89.9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9528" calcext:value-type="float">
            <text:p>89.9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2576" calcext:value-type="float">
            <text:p>89.9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172" calcext:value-type="float">
            <text:p>89.9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0864" calcext:value-type="float">
            <text:p>89.9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0864" calcext:value-type="float">
            <text:p>89.9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3912" calcext:value-type="float">
            <text:p>89.9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696" calcext:value-type="float">
            <text:p>89.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3912" calcext:value-type="float">
            <text:p>89.9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3912" calcext:value-type="float">
            <text:p>89.9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4392" calcext:value-type="float">
            <text:p>90.0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8776" calcext:value-type="float">
            <text:p>90.0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4872" calcext:value-type="float">
            <text:p>90.0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792" calcext:value-type="float">
            <text:p>90.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2304" calcext:value-type="float">
            <text:p>90.0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6688" calcext:value-type="float">
            <text:p>90.0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2784" calcext:value-type="float">
            <text:p>90.0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5832" calcext:value-type="float">
            <text:p>90.0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888" calcext:value-type="float">
            <text:p>90.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4976" calcext:value-type="float">
            <text:p>90.1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1928" calcext:value-type="float">
            <text:p>90.1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888" calcext:value-type="float">
            <text:p>90.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4976" calcext:value-type="float">
            <text:p>90.1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1072" calcext:value-type="float">
            <text:p>90.1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7168" calcext:value-type="float">
            <text:p>90.1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412" calcext:value-type="float">
            <text:p>90.1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4976" calcext:value-type="float">
            <text:p>90.1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4976" calcext:value-type="float">
            <text:p>90.1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8024" calcext:value-type="float">
            <text:p>90.1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8024" calcext:value-type="float">
            <text:p>90.1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8024" calcext:value-type="float">
            <text:p>90.1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4976" calcext:value-type="float">
            <text:p>90.1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888" calcext:value-type="float">
            <text:p>90.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5832" calcext:value-type="float">
            <text:p>90.0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2784" calcext:value-type="float">
            <text:p>90.0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5832" calcext:value-type="float">
            <text:p>90.0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1928" calcext:value-type="float">
            <text:p>90.1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1072" calcext:value-type="float">
            <text:p>90.1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8024" calcext:value-type="float">
            <text:p>90.1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888" calcext:value-type="float">
            <text:p>90.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5832" calcext:value-type="float">
            <text:p>90.0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412" calcext:value-type="float">
            <text:p>90.1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8504" calcext:value-type="float">
            <text:p>90.1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1552" calcext:value-type="float">
            <text:p>90.1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8504" calcext:value-type="float">
            <text:p>90.1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46" calcext:value-type="float">
            <text:p>90.1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3744" calcext:value-type="float">
            <text:p>90.1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7648" calcext:value-type="float">
            <text:p>90.1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7168" calcext:value-type="float">
            <text:p>90.1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5456" calcext:value-type="float">
            <text:p>90.1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7648" calcext:value-type="float">
            <text:p>90.1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7-08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3264" calcext:value-type="float">
            <text:p>90.1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8024" calcext:value-type="float">
            <text:p>90.1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8024" calcext:value-type="float">
            <text:p>90.1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8024" calcext:value-type="float">
            <text:p>90.1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4976" calcext:value-type="float">
            <text:p>90.1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4976" calcext:value-type="float">
            <text:p>90.1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1928" calcext:value-type="float">
            <text:p>90.1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1072" calcext:value-type="float">
            <text:p>90.1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3264" calcext:value-type="float">
            <text:p>90.1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0216" calcext:value-type="float">
            <text:p>90.1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412" calcext:value-type="float">
            <text:p>90.1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8024" calcext:value-type="float">
            <text:p>90.1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4976" calcext:value-type="float">
            <text:p>90.1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8024" calcext:value-type="float">
            <text:p>90.1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1072" calcext:value-type="float">
            <text:p>90.1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1072" calcext:value-type="float">
            <text:p>90.1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8024" calcext:value-type="float">
            <text:p>90.1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5832" calcext:value-type="float">
            <text:p>90.0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5832" calcext:value-type="float">
            <text:p>90.0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1928" calcext:value-type="float">
            <text:p>90.1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1072" calcext:value-type="float">
            <text:p>90.1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7168" calcext:value-type="float">
            <text:p>90.1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412" calcext:value-type="float">
            <text:p>90.1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8024" calcext:value-type="float">
            <text:p>90.1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1928" calcext:value-type="float">
            <text:p>90.1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2784" calcext:value-type="float">
            <text:p>90.0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2784" calcext:value-type="float">
            <text:p>90.0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9736" calcext:value-type="float">
            <text:p>90.0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888" calcext:value-type="float">
            <text:p>90.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1928" calcext:value-type="float">
            <text:p>90.1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2784" calcext:value-type="float">
            <text:p>90.0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888" calcext:value-type="float">
            <text:p>90.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1928" calcext:value-type="float">
            <text:p>90.1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6312" calcext:value-type="float">
            <text:p>90.1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5456" calcext:value-type="float">
            <text:p>90.1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6312" calcext:value-type="float">
            <text:p>90.1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3264" calcext:value-type="float">
            <text:p>90.1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5456" calcext:value-type="float">
            <text:p>90.1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7648" calcext:value-type="float">
            <text:p>90.1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7648" calcext:value-type="float">
            <text:p>90.1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3264" calcext:value-type="float">
            <text:p>90.1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0216" calcext:value-type="float">
            <text:p>90.1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2408" calcext:value-type="float">
            <text:p>90.1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7648" calcext:value-type="float">
            <text:p>90.1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3744" calcext:value-type="float">
            <text:p>90.1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6792" calcext:value-type="float">
            <text:p>90.1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2888" calcext:value-type="float">
            <text:p>90.1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8984" calcext:value-type="float">
            <text:p>90.1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6792" calcext:value-type="float">
            <text:p>90.1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8504" calcext:value-type="float">
            <text:p>90.1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46" calcext:value-type="float">
            <text:p>90.1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0696" calcext:value-type="float">
            <text:p>90.1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984" calcext:value-type="float">
            <text:p>90.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4224" calcext:value-type="float">
            <text:p>90.1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9464" calcext:value-type="float">
            <text:p>90.1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4704" calcext:value-type="float">
            <text:p>90.2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8608" calcext:value-type="float">
            <text:p>90.2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3848" calcext:value-type="float">
            <text:p>90.2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2992" calcext:value-type="float">
            <text:p>90.2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604" calcext:value-type="float">
            <text:p>90.2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9568" calcext:value-type="float">
            <text:p>90.2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7" calcext:value-type="float">
            <text:p>90.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6144" calcext:value-type="float">
            <text:p>90.3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3096" calcext:value-type="float">
            <text:p>90.3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5664" calcext:value-type="float">
            <text:p>90.2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2616" calcext:value-type="float">
            <text:p>90.2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9192" calcext:value-type="float">
            <text:p>90.3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4056" calcext:value-type="float">
            <text:p>90.3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2344" calcext:value-type="float">
            <text:p>90.3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7104" calcext:value-type="float">
            <text:p>90.3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9296" calcext:value-type="float">
            <text:p>90.3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4536" calcext:value-type="float">
            <text:p>90.3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2824" calcext:value-type="float">
            <text:p>90.4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8064" calcext:value-type="float">
            <text:p>90.4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6728" calcext:value-type="float">
            <text:p>90.4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464" calcext:value-type="float">
            <text:p>90.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01216" calcext:value-type="float">
            <text:p>90.5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2552" calcext:value-type="float">
            <text:p>90.5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01216" calcext:value-type="float">
            <text:p>90.5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6456" calcext:value-type="float">
            <text:p>90.5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1696" calcext:value-type="float">
            <text:p>90.5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1696" calcext:value-type="float">
            <text:p>90.5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084" calcext:value-type="float">
            <text:p>90.5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7132" calcext:value-type="float">
            <text:p>90.5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9608" calcext:value-type="float">
            <text:p>90.5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2656" calcext:value-type="float">
            <text:p>90.5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656" calcext:value-type="float">
            <text:p>90.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9608" calcext:value-type="float">
            <text:p>90.5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9608" calcext:value-type="float">
            <text:p>90.5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0944" calcext:value-type="float">
            <text:p>90.6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6184" calcext:value-type="float">
            <text:p>90.6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4-07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8856" calcext:value-type="float">
            <text:p>90.6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0192" calcext:value-type="float">
            <text:p>90.6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4576" calcext:value-type="float">
            <text:p>90.7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2008" calcext:value-type="float">
            <text:p>90.7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3344" calcext:value-type="float">
            <text:p>90.7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1632" calcext:value-type="float">
            <text:p>90.7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0776" calcext:value-type="float">
            <text:p>90.7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0296" calcext:value-type="float">
            <text:p>90.7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51152" calcext:value-type="float">
            <text:p>90.7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468" calcext:value-type="float">
            <text:p>90.7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8584" calcext:value-type="float">
            <text:p>90.7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6392" calcext:value-type="float">
            <text:p>90.7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8584" calcext:value-type="float">
            <text:p>90.7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8104" calcext:value-type="float">
            <text:p>90.7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6392" calcext:value-type="float">
            <text:p>90.7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57248" calcext:value-type="float">
            <text:p>90.7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992" calcext:value-type="float">
            <text:p>90.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7352" calcext:value-type="float">
            <text:p>90.8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2592" calcext:value-type="float">
            <text:p>90.8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04" calcext:value-type="float">
            <text:p>90.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6872" calcext:value-type="float">
            <text:p>90.7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944" calcext:value-type="float">
            <text:p>90.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0776" calcext:value-type="float">
            <text:p>90.7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6872" calcext:value-type="float">
            <text:p>90.7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516" calcext:value-type="float">
            <text:p>90.8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2592" calcext:value-type="float">
            <text:p>90.8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8688" calcext:value-type="float">
            <text:p>90.8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9544" calcext:value-type="float">
            <text:p>90.8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2592" calcext:value-type="float">
            <text:p>90.8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3928" calcext:value-type="float">
            <text:p>90.8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612" calcext:value-type="float">
            <text:p>90.8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6976" calcext:value-type="float">
            <text:p>90.8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8688" calcext:value-type="float">
            <text:p>90.8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8208" calcext:value-type="float">
            <text:p>90.8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4304" calcext:value-type="float">
            <text:p>90.8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1256" calcext:value-type="float">
            <text:p>90.8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4304" calcext:value-type="float">
            <text:p>90.8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2968" calcext:value-type="float">
            <text:p>90.8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7728" calcext:value-type="float">
            <text:p>90.7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0776" calcext:value-type="float">
            <text:p>90.7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0776" calcext:value-type="float">
            <text:p>90.7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516" calcext:value-type="float">
            <text:p>90.8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468" calcext:value-type="float">
            <text:p>90.7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0776" calcext:value-type="float">
            <text:p>90.7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7728" calcext:value-type="float">
            <text:p>90.7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1632" calcext:value-type="float">
            <text:p>90.7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2968" calcext:value-type="float">
            <text:p>90.8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9064" calcext:value-type="float">
            <text:p>90.8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1632" calcext:value-type="float">
            <text:p>90.7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468" calcext:value-type="float">
            <text:p>90.7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2968" calcext:value-type="float">
            <text:p>90.8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2968" calcext:value-type="float">
            <text:p>90.8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4304" calcext:value-type="float">
            <text:p>90.8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1256" calcext:value-type="float">
            <text:p>90.8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4304" calcext:value-type="float">
            <text:p>90.8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516" calcext:value-type="float">
            <text:p>90.8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8208" calcext:value-type="float">
            <text:p>90.8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2112" calcext:value-type="float">
            <text:p>90.8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516" calcext:value-type="float">
            <text:p>90.8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2112" calcext:value-type="float">
            <text:p>90.8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3824" calcext:value-type="float">
            <text:p>90.7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2968" calcext:value-type="float">
            <text:p>90.8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1632" calcext:value-type="float">
            <text:p>90.7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1256" calcext:value-type="float">
            <text:p>90.8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9544" calcext:value-type="float">
            <text:p>90.8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9544" calcext:value-type="float">
            <text:p>90.8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6872" calcext:value-type="float">
            <text:p>90.7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2968" calcext:value-type="float">
            <text:p>90.8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7832" calcext:value-type="float">
            <text:p>90.8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2216" calcext:value-type="float">
            <text:p>90.8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3448" calcext:value-type="float">
            <text:p>90.8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2968" calcext:value-type="float">
            <text:p>90.8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0776" calcext:value-type="float">
            <text:p>90.7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6496" calcext:value-type="float">
            <text:p>90.8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7832" calcext:value-type="float">
            <text:p>90.8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2592" calcext:value-type="float">
            <text:p>90.8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4784" calcext:value-type="float">
            <text:p>90.8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0504" calcext:value-type="float">
            <text:p>90.9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9136" calcext:value-type="float">
            <text:p>90.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9168" calcext:value-type="float">
            <text:p>90.8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3072" calcext:value-type="float">
            <text:p>90.8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3072" calcext:value-type="float">
            <text:p>90.8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088" calcext:value-type="float">
            <text:p>90.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7832" calcext:value-type="float">
            <text:p>90.8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97456" calcext:value-type="float">
            <text:p>90.8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184" calcext:value-type="float">
            <text:p>90.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184" calcext:value-type="float">
            <text:p>90.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184" calcext:value-type="float">
            <text:p>90.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184" calcext:value-type="float">
            <text:p>90.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1-01-08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184" calcext:value-type="float">
            <text:p>90.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9268" calcext:value-type="float">
            <text:p>91.2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10136" calcext:value-type="float">
            <text:p>91.37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268247741935" calcext:value-type="float">
            <text:p>91.42682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361162580645" calcext:value-type="float">
            <text:p>91.43611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166064" calcext:value-type="float">
            <text:p>91.51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999708387097" calcext:value-type="float">
            <text:p>91.59997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079192" calcext:value-type="float">
            <text:p>91.70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968067096774" calcext:value-type="float">
            <text:p>91.89680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979475862069" calcext:value-type="float">
            <text:p>92.09794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238216774194" calcext:value-type="float">
            <text:p>92.32382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512418064516" calcext:value-type="float">
            <text:p>92.55124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412928" calcext:value-type="float">
            <text:p>92.74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2707483871" calcext:value-type="float">
            <text:p>92.87270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76376" calcext:value-type="float">
            <text:p>92.80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12299354839" calcext:value-type="float">
            <text:p>92.75122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87689032258" calcext:value-type="float">
            <text:p>92.79876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158928" calcext:value-type="float">
            <text:p>92.71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512418064516" calcext:value-type="float">
            <text:p>92.55124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89934" calcext:value-type="float">
            <text:p>92.689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41852903226" calcext:value-type="float">
            <text:p>92.82418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831191428571" calcext:value-type="float">
            <text:p>92.88311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4896516129" calcext:value-type="float">
            <text:p>92.93489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873024516129" calcext:value-type="float">
            <text:p>92.9873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30192" calcext:value-type="float">
            <text:p>93.14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869896774194" calcext:value-type="float">
            <text:p>93.2869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542456" calcext:value-type="float">
            <text:p>93.35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143174193548" calcext:value-type="float">
            <text:p>93.4143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746442580645" calcext:value-type="float">
            <text:p>93.37464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112688" calcext:value-type="float">
            <text:p>93.31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737161290323" calcext:value-type="float">
            <text:p>93.2737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355512" calcext:value-type="float">
            <text:p>93.33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931721290323" calcext:value-type="float">
            <text:p>93.49317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479494285714" calcext:value-type="float">
            <text:p>93.64794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90307096774" calcext:value-type="float">
            <text:p>93.68903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27610322581" calcext:value-type="float">
            <text:p>93.79276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783744" calcext:value-type="float">
            <text:p>93.97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397905806452" calcext:value-type="float">
            <text:p>94.13979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256688" calcext:value-type="float">
            <text:p>94.22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864327741936" calcext:value-type="float">
            <text:p>94.38643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584540645161" calcext:value-type="float">
            <text:p>94.45845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2488" calcext:value-type="float">
            <text:p>94.5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75888516129" calcext:value-type="float">
            <text:p>94.77588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596016" calcext:value-type="float">
            <text:p>95.05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893230967742" calcext:value-type="float">
            <text:p>95.38932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3474" calcext:value-type="float">
            <text:p>95.61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22976" calcext:value-type="float">
            <text:p>95.80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97847741936" calcext:value-type="float">
            <text:p>96.05978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91672" calcext:value-type="float">
            <text:p>96.35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187545806452" calcext:value-type="float">
            <text:p>96.51875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69276" calcext:value-type="float">
            <text:p>96.56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45496774194" calcext:value-type="float">
            <text:p>96.6245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25310967742" calcext:value-type="float">
            <text:p>96.67253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82776" calcext:value-type="float">
            <text:p>96.65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60707096774" calcext:value-type="float">
            <text:p>96.67607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54504" calcext:value-type="float">
            <text:p>96.74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09230967742" calcext:value-type="float">
            <text:p>96.76092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825133793103" calcext:value-type="float">
            <text:p>96.782513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49224516129" calcext:value-type="float">
            <text:p>96.8049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716283870968" calcext:value-type="float">
            <text:p>96.9716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259168" calcext:value-type="float">
            <text:p>97.22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98132307692" calcext:value-type="float">
            <text:p>97.389813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55712" calcext:value-type="float">
            <text:p>96.7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2976" calcext:value-type="float">
            <text:p>96.9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75941935484" calcext:value-type="float">
            <text:p>97.0175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177708571429" calcext:value-type="float">
            <text:p>97.11777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34441290323" calcext:value-type="float">
            <text:p>97.19344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55491612903" calcext:value-type="float">
            <text:p>97.34554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01632" calcext:value-type="float">
            <text:p>97.47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1656516129" calcext:value-type="float">
            <text:p>97.49165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25" calcext:value-type="float">
            <text:p>97.4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59076129032" calcext:value-type="float">
            <text:p>97.43590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83078709678" calcext:value-type="float">
            <text:p>97.418307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94344" calcext:value-type="float">
            <text:p>97.37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7648516129" calcext:value-type="float">
            <text:p>97.42764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0968" calcext:value-type="float">
            <text:p>97.6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48896" calcext:value-type="float">
            <text:p>97.74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512502857143" calcext:value-type="float">
            <text:p>97.85125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09820645161" calcext:value-type="float">
            <text:p>97.92098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11641290323" calcext:value-type="float">
            <text:p>98.00116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996512" calcext:value-type="float">
            <text:p>98.19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05042580645" calcext:value-type="float">
            <text:p>98.35050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33052" calcext:value-type="float">
            <text:p>98.33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593592258064" calcext:value-type="float">
            <text:p>98.259359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356143225806" calcext:value-type="float">
            <text:p>98.23561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92704" calcext:value-type="float">
            <text:p>98.09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22105806452" calcext:value-type="float">
            <text:p>98.26221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67908" calcext:value-type="float">
            <text:p>98.376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81904516129" calcext:value-type="float">
            <text:p>98.5681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48734285714" calcext:value-type="float">
            <text:p>98.75487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43756129032" calcext:value-type="float">
            <text:p>98.89437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036611612903" calcext:value-type="float">
            <text:p>99.00366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638352" calcext:value-type="float">
            <text:p>99.16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09893333333" calcext:value-type="float">
            <text:p>99.27098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41626666667" calcext:value-type="float">
            <text:p>99.68416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719538064516" calcext:value-type="float">
            <text:p>99.77195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54677419355" calcext:value-type="float">
            <text:p>99.5454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659432" calcext:value-type="float">
            <text:p>99.26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485886451613" calcext:value-type="float">
            <text:p>99.14858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982776" calcext:value-type="float">
            <text:p>99.19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231112258064" calcext:value-type="float">
            <text:p>99.323111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52707586207" calcext:value-type="float">
            <text:p>99.505270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58145806452" calcext:value-type="float">
            <text:p>99.66581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56263225806" calcext:value-type="float">
            <text:p>99.85562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63912" calcext:value-type="float">
            <text:p>100.05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71487612903" calcext:value-type="float">
            <text:p>100.171487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54104" calcext:value-type="float">
            <text:p>100.23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54717677419" calcext:value-type="float">
            <text:p>100.254717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8740258065" calcext:value-type="float">
            <text:p>100.238740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78088" calcext:value-type="float">
            <text:p>99.91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411788387097" calcext:value-type="float">
            <text:p>99.74117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287312" calcext:value-type="float">
            <text:p>99.72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958461935484" calcext:value-type="float">
            <text:p>99.79584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21238" calcext:value-type="float">
            <text:p>99.821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963869677419" calcext:value-type="float">
            <text:p>99.79638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361584516129" calcext:value-type="float">
            <text:p>99.8361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244128" calcext:value-type="float">
            <text:p>99.92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1201548387" calcext:value-type="float">
            <text:p>100.021201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386624" calcext:value-type="float">
            <text:p>99.83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06931612903" calcext:value-type="float">
            <text:p>99.64069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81832258065" calcext:value-type="float">
            <text:p>99.5181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84576" calcext:value-type="float">
            <text:p>99.36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18678709677" calcext:value-type="float">
            <text:p>99.23186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70964" calcext:value-type="float">
            <text:p>99.247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727641290323" calcext:value-type="float">
            <text:p>99.37276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392582857143" calcext:value-type="float">
            <text:p>99.43925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293963076923" calcext:value-type="float">
            <text:p>99.329396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532022857143" calcext:value-type="float">
            <text:p>99.75320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831632" calcext:value-type="float">
            <text:p>99.88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54735483871" calcext:value-type="float">
            <text:p>99.954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09808" calcext:value-type="float">
            <text:p>99.8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2676" calcext:value-type="float">
            <text:p>99.64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176738064516" calcext:value-type="float">
            <text:p>99.81767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329976" calcext:value-type="float">
            <text:p>100.13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19500387097" calcext:value-type="float">
            <text:p>100.519500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0289428571" calcext:value-type="float">
            <text:p>100.940289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19956387097" calcext:value-type="float">
            <text:p>101.119956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29389419355" calcext:value-type="float">
            <text:p>101.229389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070616" calcext:value-type="float">
            <text:p>101.40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29912387097" calcext:value-type="float">
            <text:p>101.529912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58888888889" calcext:value-type="float">
            <text:p>101.4588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2672283871" calcext:value-type="float">
            <text:p>101.426722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2929032258" calcext:value-type="float">
            <text:p>101.232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45641777778" calcext:value-type="float">
            <text:p>101.245641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67336" calcext:value-type="float">
            <text:p>101.3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93952" calcext:value-type="float">
            <text:p>102.9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6711612903" calcext:value-type="float">
            <text:p>103.1067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5881548387" calcext:value-type="float">
            <text:p>103.175881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1798" calcext:value-type="float">
            <text:p>103.21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483" calcext:value-type="float">
            <text:p>103.41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0627" calcext:value-type="float">
            <text:p>103.506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7656774194" calcext:value-type="float">
            <text:p>103.4176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73301" calcext:value-type="float">
            <text:p>103.3733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3790704" calcext:value-type="float">
            <text:p>104.137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3722857143" calcext:value-type="float">
            <text:p>104.3537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65370322581" calcext:value-type="float">
            <text:p>104.6653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16381935484" calcext:value-type="float">
            <text:p>105.0163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24656" calcext:value-type="float">
            <text:p>105.3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12118451613" calcext:value-type="float">
            <text:p>105.612118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53992" calcext:value-type="float">
            <text:p>105.8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42869677419" calcext:value-type="float">
            <text:p>106.0428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27427096774" calcext:value-type="float">
            <text:p>106.1274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70984" calcext:value-type="float">
            <text:p>106.1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45025" calcext:value-type="float">
            <text:p>106.245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752" calcext:value-type="float">
            <text:p>106.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92203870968" calcext:value-type="float">
            <text:p>106.4922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84169882353" calcext:value-type="float">
            <text:p>106.7841698823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54559870968" calcext:value-type="float">
            <text:p>107.054559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792283871" calcext:value-type="float">
            <text:p>107.217922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3933913044" calcext:value-type="float">
            <text:p>107.34393391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5958857143" calcext:value-type="float">
            <text:p>107.765958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66175483871" calcext:value-type="float">
            <text:p>107.666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3896774194" calcext:value-type="float">
            <text:p>107.623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92368" calcext:value-type="float">
            <text:p>107.5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9044129032" calcext:value-type="float">
            <text:p>107.709044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637416" calcext:value-type="float">
            <text:p>107.86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75590709677" calcext:value-type="float">
            <text:p>108.075590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08394" calcext:value-type="float">
            <text:p>108.308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13263142857" calcext:value-type="float">
            <text:p>108.513263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37411870968" calcext:value-type="float">
            <text:p>108.537411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935344" calcext:value-type="float">
            <text:p>108.59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82345290323" calcext:value-type="float">
            <text:p>108.582345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06336" calcext:value-type="float">
            <text:p>108.6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671944" calcext:value-type="float">
            <text:p>108.66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73490322581" calcext:value-type="float">
            <text:p>108.673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174864" calcext:value-type="float">
            <text:p>108.71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00473935484" calcext:value-type="float">
            <text:p>108.800473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1827310345" calcext:value-type="float">
            <text:p>108.871827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20476645161" calcext:value-type="float">
            <text:p>108.920476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86352774194" calcext:value-type="float">
            <text:p>108.986352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842116" calcext:value-type="float">
            <text:p>109.084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16624258065" calcext:value-type="float">
            <text:p>109.216624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773024" calcext:value-type="float">
            <text:p>109.27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28613677419" calcext:value-type="float">
            <text:p>109.328613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39773290323" calcext:value-type="float">
            <text:p>109.339773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65796" calcext:value-type="float">
            <text:p>109.36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01667354839" calcext:value-type="float">
            <text:p>109.401667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65660133333" calcext:value-type="float">
            <text:p>109.5656601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18037538461" calcext:value-type="float">
            <text:p>109.6180375384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2276" calcext:value-type="float">
            <text:p>113.5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19896" calcext:value-type="float">
            <text:p>110.4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60384" calcext:value-type="float">
            <text:p>110.2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2838" calcext:value-type="float">
            <text:p>110.22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39277419355" calcext:value-type="float">
            <text:p>110.239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85784" calcext:value-type="float">
            <text:p>110.2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85778064516" calcext:value-type="float">
            <text:p>110.3857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94354285714" calcext:value-type="float">
            <text:p>110.4943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32291" calcext:value-type="float">
            <text:p>110.532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7392" calcext:value-type="float">
            <text:p>111.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5136" calcext:value-type="float">
            <text:p>113.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1392" calcext:value-type="float">
            <text:p>113.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4176" calcext:value-type="float">
            <text:p>113.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60156727273" calcext:value-type="float">
            <text:p>113.060156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26144516129" calcext:value-type="float">
            <text:p>112.826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2172" calcext:value-type="float">
            <text:p>112.8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56624516129" calcext:value-type="float">
            <text:p>112.856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03584" calcext:value-type="float">
            <text:p>113.0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57" calcext:value-type="float">
            <text:p>113.1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48965517241" calcext:value-type="float">
            <text:p>113.2489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71545806452" calcext:value-type="float">
            <text:p>113.2715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72529032258" calcext:value-type="float">
            <text:p>113.272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05336" calcext:value-type="float">
            <text:p>113.3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03992258065" calcext:value-type="float">
            <text:p>113.3039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586" calcext:value-type="float">
            <text:p>113.2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85021935484" calcext:value-type="float">
            <text:p>113.1850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6443712" calcext:value-type="float">
            <text:p>113.164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524" calcext:value-type="float">
            <text:p>111.7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5076129032" calcext:value-type="float">
            <text:p>111.7750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7171428571" calcext:value-type="float">
            <text:p>111.807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2126451613" calcext:value-type="float">
            <text:p>111.7721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0327741936" calcext:value-type="float">
            <text:p>111.7603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8032" calcext:value-type="float">
            <text:p>111.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4260645161" calcext:value-type="float">
            <text:p>111.7642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1392" calcext:value-type="float">
            <text:p>111.7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7065806452" calcext:value-type="float">
            <text:p>111.7170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495483871" calcext:value-type="float">
            <text:p>111.66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0299354839" calcext:value-type="float">
            <text:p>111.4102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90176" calcext:value-type="float">
            <text:p>111.3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52289032258" calcext:value-type="float">
            <text:p>111.3522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60857142857" calcext:value-type="float">
            <text:p>111.360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05383225806" calcext:value-type="float">
            <text:p>111.4053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2265806452" calcext:value-type="float">
            <text:p>111.4122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3168" calcext:value-type="float">
            <text:p>111.4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2242580645" calcext:value-type="float">
            <text:p>111.4722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00336" calcext:value-type="float">
            <text:p>111.4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97228387097" calcext:value-type="float">
            <text:p>111.2972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61543225807" calcext:value-type="float">
            <text:p>111.1615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39691034483" calcext:value-type="float">
            <text:p>111.03969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40606451613" calcext:value-type="float">
            <text:p>111.040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35486896552" calcext:value-type="float">
            <text:p>111.03548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62237419355" calcext:value-type="float">
            <text:p>111.0622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80277857143" calcext:value-type="float">
            <text:p>111.080277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198" calcext:value-type="float">
            <text:p>111.09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733616" calcext:value-type="float">
            <text:p>111.17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84452387097" calcext:value-type="float">
            <text:p>111.184452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989648" calcext:value-type="float">
            <text:p>111.19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09819612903" calcext:value-type="float">
            <text:p>111.209819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21754461539" calcext:value-type="float">
            <text:p>111.221754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58347294118" calcext:value-type="float">
            <text:p>113.35834729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374416" calcext:value-type="float">
            <text:p>113.33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14611096774" calcext:value-type="float">
            <text:p>113.314611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156992" calcext:value-type="float">
            <text:p>113.31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84917677419" calcext:value-type="float">
            <text:p>113.284917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64986285714" calcext:value-type="float">
            <text:p>113.264986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29463741936" calcext:value-type="float">
            <text:p>113.229463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19238193548" calcext:value-type="float">
            <text:p>113.219238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83924" calcext:value-type="float">
            <text:p>113.18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57688258065" calcext:value-type="float">
            <text:p>113.157688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508024" calcext:value-type="float">
            <text:p>113.15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47856" calcext:value-type="float">
            <text:p>113.1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4933083871" calcext:value-type="float">
            <text:p>113.149330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511072" calcext:value-type="float">
            <text:p>113.15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54443612903" calcext:value-type="float">
            <text:p>113.154443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522248" calcext:value-type="float">
            <text:p>113.15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99180387097" calcext:value-type="float">
            <text:p>113.199180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06312285714" calcext:value-type="float">
            <text:p>113.206312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29562064516" calcext:value-type="float">
            <text:p>113.229562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72141677419" calcext:value-type="float">
            <text:p>113.172141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97132" calcext:value-type="float">
            <text:p>113.19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7187424" calcext:value-type="float">
            <text:p>113.171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52328" calcext:value-type="float">
            <text:p>112.3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63664" calcext:value-type="float">
            <text:p>108.5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89616" calcext:value-type="float">
            <text:p>107.71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40617548387" calcext:value-type="float">
            <text:p>107.540617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94811096774" calcext:value-type="float">
            <text:p>107.294811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690264" calcext:value-type="float">
            <text:p>107.06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7853935484" calcext:value-type="float">
            <text:p>106.887853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818032" calcext:value-type="float">
            <text:p>106.78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65737290323" calcext:value-type="float">
            <text:p>106.765737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71984285714" calcext:value-type="float">
            <text:p>106.77198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41746580645" calcext:value-type="float">
            <text:p>106.741746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35650580645" calcext:value-type="float">
            <text:p>106.735650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629056" calcext:value-type="float">
            <text:p>106.76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52857032258" calcext:value-type="float">
            <text:p>106.752857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171096" calcext:value-type="float">
            <text:p>106.61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715168" calcext:value-type="float">
            <text:p>106.47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801536" calcext:value-type="float">
            <text:p>106.08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551856" calcext:value-type="float">
            <text:p>105.95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96565677419" calcext:value-type="float">
            <text:p>105.896565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066208" calcext:value-type="float">
            <text:p>105.90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52052645161" calcext:value-type="float">
            <text:p>107.052052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1644" calcext:value-type="float">
            <text:p>107.64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99310193548" calcext:value-type="float">
            <text:p>107.699310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7094967742" calcext:value-type="float">
            <text:p>107.747094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26064" calcext:value-type="float">
            <text:p>107.77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9039111111" calcext:value-type="float">
            <text:p>107.769039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22344" calcext:value-type="float">
            <text:p>105.6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81435870968" calcext:value-type="float">
            <text:p>105.681435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560496" calcext:value-type="float">
            <text:p>105.75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13876387097" calcext:value-type="float">
            <text:p>105.813876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58128571429" calcext:value-type="float">
            <text:p>105.8581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87618322581" calcext:value-type="float">
            <text:p>105.887618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53887741936" calcext:value-type="float">
            <text:p>105.9538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517056" calcext:value-type="float">
            <text:p>106.05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74228645161" calcext:value-type="float">
            <text:p>106.174228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757592" calcext:value-type="float">
            <text:p>106.17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14946064516" calcext:value-type="float">
            <text:p>106.014946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71222769231" calcext:value-type="float">
            <text:p>105.971222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339768" calcext:value-type="float">
            <text:p>105.83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57451096774" calcext:value-type="float">
            <text:p>105.557451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48938" calcext:value-type="float">
            <text:p>105.548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82222451613" calcext:value-type="float">
            <text:p>105.682222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06742068965" calcext:value-type="float">
            <text:p>105.706742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05721548387" calcext:value-type="float">
            <text:p>105.705721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98341419355" calcext:value-type="float">
            <text:p>105.798341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580304" calcext:value-type="float">
            <text:p>105.95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66565419355" calcext:value-type="float">
            <text:p>106.066565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921936" calcext:value-type="float">
            <text:p>105.89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08775483871" calcext:value-type="float">
            <text:p>105.608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30424258065" calcext:value-type="float">
            <text:p>105.330424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726624" calcext:value-type="float">
            <text:p>105.17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25034322581" calcext:value-type="float">
            <text:p>105.025034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145984" calcext:value-type="float">
            <text:p>104.91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26662580645" calcext:value-type="float">
            <text:p>104.9266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09765142857" calcext:value-type="float">
            <text:p>104.909765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45595612903" calcext:value-type="float">
            <text:p>104.845595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85520516129" calcext:value-type="float">
            <text:p>104.78552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112712" calcext:value-type="float">
            <text:p>104.81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03900903226" calcext:value-type="float">
            <text:p>104.903900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46528" calcext:value-type="float">
            <text:p>104.0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1968" calcext:value-type="float">
            <text:p>104.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92" calcext:value-type="float">
            <text:p>104.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4592" calcext:value-type="float">
            <text:p>103.0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3504" calcext:value-type="float">
            <text:p>103.4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41144" calcext:value-type="float">
            <text:p>103.6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8416" calcext:value-type="float">
            <text:p>102.3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31088" calcext:value-type="float">
            <text:p>102.4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0128" calcext:value-type="float">
            <text:p>102.3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222" calcext:value-type="float">
            <text:p>101.4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64416" calcext:value-type="float">
            <text:p>100.8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67008" calcext:value-type="float">
            <text:p>100.2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92" calcext:value-type="float">
            <text:p>100.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388" calcext:value-type="float">
            <text:p>99.6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50016" calcext:value-type="float">
            <text:p>99.9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5928" calcext:value-type="float">
            <text:p>99.2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0836" calcext:value-type="float">
            <text:p>98.89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084" calcext:value-type="float">
            <text:p>98.1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18624" calcext:value-type="float">
            <text:p>98.7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6224" calcext:value-type="float">
            <text:p>98.5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3696" calcext:value-type="float">
            <text:p>98.9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97544" calcext:value-type="float">
            <text:p>97.6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3408" calcext:value-type="float">
            <text:p>98.1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3056" calcext:value-type="float">
            <text:p>97.6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15704" calcext:value-type="float">
            <text:p>98.2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2016" calcext:value-type="float">
            <text:p>96.9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448" calcext:value-type="float">
            <text:p>96.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8550925056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24776" calcext:value-type="float">
            <text:p>96.1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72" meta:object-count="0"/>
    <meta:user-defined meta:name="AppVersion">3.0</meta:user-defined>
  </office:meta>
</office:document-meta>
</file>